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d320" draw:textarea-horizontal-align="justify" draw:textarea-vertical-align="middle" draw:auto-grow-height="false" fo:min-height="0.15cm" fo:min-width="0cm"/>
    </style:style>
    <style:style style:name="gr2" style:family="graphic" style:parent-style-name="standard">
      <style:graphic-properties draw:stroke="none" draw:fill-color="#ff420e" draw:textarea-horizontal-align="justify" draw:textarea-vertical-align="middle" draw:auto-grow-height="false" fo:min-height="0.15cm" fo:min-width="0cm"/>
    </style:style>
    <style:style style:name="gr3" style:family="graphic" style:parent-style-name="standard">
      <style:graphic-properties draw:stroke="none" svg:stroke-color="#000000" draw:fill="none" draw:fill-color="#ffffff" fo:min-height="0.637cm"/>
    </style:style>
    <style:style style:name="gr4" style:family="graphic" style:parent-style-name="standard">
      <style:graphic-properties draw:stroke="none" draw:fill-color="#579d1c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draw:stroke="none" draw:fill-color="#7e0021" draw:textarea-horizontal-align="justify" draw:textarea-vertical-align="middle" draw:auto-grow-height="false" fo:min-height="0.15cm" fo:min-width="0cm"/>
    </style:style>
    <style:style style:name="gr6" style:family="graphic" style:parent-style-name="standard">
      <style:graphic-properties draw:stroke="none" draw:fill-color="#83caff" draw:textarea-horizontal-align="justify" draw:textarea-vertical-align="middle" draw:auto-grow-height="false" fo:min-height="0.15cm" fo:min-width="0cm"/>
    </style:style>
    <style:style style:name="gr7" style:family="graphic" style:parent-style-name="standard">
      <style:graphic-properties draw:stroke="none" svg:stroke-color="#000000" draw:fill="none" draw:fill-color="#ffffff" fo:min-height="0.955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4cm" svg:height="0.4cm" svg:x="4.6cm" svg:y="6.69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0.4cm" svg:height="0.4cm" svg:x="1.8cm" svg:y="6.695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2" draw:layer="layout" svg:width="2.5cm" svg:height="0.887cm" svg:x="2cm" svg:y="6.608cm">
              <draw:text-box>
                <text:p><text:span text:style-name="T1">OpenMP (none)</text:span></text:p>
              </draw:text-box>
            </draw:frame>
            <draw:frame draw:style-name="gr3" draw:text-style-name="P2" draw:layer="layout" svg:width="3cm" svg:height="0.887cm" svg:x="4.8cm" svg:y="6.595cm">
              <draw:text-box>
                <text:p><text:span text:style-name="T1">OpenMP (compact)</text:span></text:p>
              </draw:text-box>
            </draw:frame>
            <draw:custom-shape draw:style-name="gr4" draw:text-style-name="P1" draw:layer="layout" svg:width="0.4cm" svg:height="0.4cm" svg:x="7.8cm" svg:y="6.695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2" draw:layer="layout" svg:width="3.1cm" svg:height="0.887cm" svg:x="8cm" svg:y="6.595cm">
              <draw:text-box>
                <text:p><text:span text:style-name="T1">OpenMP (scatter)</text:span></text:p>
              </draw:text-box>
            </draw:frame>
            <draw:custom-shape draw:style-name="gr5" draw:text-style-name="P1" draw:layer="layout" svg:width="0.4cm" svg:height="0.4cm" svg:x="10.8cm" svg:y="6.695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2" draw:layer="layout" svg:width="3.2cm" svg:height="0.887cm" svg:x="11cm" svg:y="6.608cm">
              <draw:text-box>
                <text:p><text:span text:style-name="T1">OpenMP (balanced)</text:span></text:p>
              </draw:text-box>
            </draw:frame>
            <draw:custom-shape draw:style-name="gr6" draw:text-style-name="P1" draw:layer="layout" svg:width="0.4cm" svg:height="0.4cm" svg:x="14.1cm" svg:y="6.695cm">
              <text:p/>
              <draw:enhanced-geometry svg:viewBox="0 0 21600 21600" draw:type="rectangle" draw:enhanced-path="M 0 0 L 21600 0 21600 21600 0 21600 0 0 Z N"/>
            </draw:custom-shape>
            <draw:frame draw:style-name="gr7" draw:text-style-name="P2" draw:layer="layout" svg:width="1.7cm" svg:height="1.205cm" svg:x="14.3cm" svg:y="6.595cm">
              <draw:text-box>
                <text:p><text:span text:style-name="T1">Cilk Plus</text:span></text:p>
              </draw:text-box>
            </draw:frame>
          </draw:g>
        </draw:g>
        <draw:frame draw:style-name="gr8" draw:text-style-name="P1" draw:layer="layout" svg:width="8.5cm" svg:height="6cm" svg:x="0cm" svg:y="0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8.5cm" svg:height="6cm" svg:x="8.5cm" svg:y="0.5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7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4:13:59.467948271</meta:creation-date>
    <dc:date>2015-09-14T17:08:49.176057471</dc:date>
    <meta:editing-duration>PT1H21M</meta:editing-duration>
    <meta:editing-cycles>18</meta:editing-cycles>
    <meta:generator>LibreOffice/4.1.5.3$Linux_X86_64 LibreOffice_project/41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2cm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27cm" svg:y="0.119cm" svg:width="6.901cm" svg:height="5.273cm">
          <chartooo:coordinate-region svg:x="1.839cm" svg:y="0.279cm" svg:width="6.198cm" svg:height="4.598cm"/>
          <chart:axis chart:dimension="x" chart:name="primary-x" chart:style-name="ch3" chartooo:axis-type="auto">
            <chartooo:date-scale/>
            <chart:title svg:x="4.589cm" svg:y="5.512cm" chart:style-name="ch4">
              <text:p>g</text:p>
            </chart:title>
            <chart:categories table:cell-range-address="local-table.$A$2:.$A$11"/>
          </chart:axis>
          <chart:axis chart:dimension="y" chart:name="primary-y" chart:style-name="ch5">
            <chart:title svg:x="0.612cm" svg:y="3.402cm" chart:style-name="ch6">
              <text:p>uts g 240</text:p>
            </chart:title>
          </chart:axis>
          <chart:series chart:style-name="ch7" chart:values-cell-range-address="local-table.$B$2:.$B$11" chart:label-cell-address="local-table.$B$1" chart:class="chart:line">
            <chart:data-point chart:repeated="10"/>
          </chart:series>
          <chart:series chart:style-name="ch8" chart:values-cell-range-address="local-table.$C$2:.$C$11" chart:label-cell-address="local-table.$C$1" chart:class="chart:line">
            <chart:data-point chart:repeated="10"/>
          </chart:series>
          <chart:series chart:style-name="ch9" chart:values-cell-range-address="local-table.$D$2:.$D$11" chart:label-cell-address="local-table.$D$1" chart:class="chart:line">
            <chart:data-point chart:repeated="10"/>
          </chart:series>
          <chart:series chart:style-name="ch10" chart:values-cell-range-address="local-table.$E$2:.$E$11" chart:label-cell-address="local-table.$E$1" chart:class="chart:line">
            <chart:data-point chart:repeated="10"/>
          </chart:series>
          <chart:series chart:style-name="ch11" chart:values-cell-range-address="local-table.$F$2:.$F$11" chart:label-cell-address="local-table.$F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ts_omp_none</text:p>
              </table:table-cell>
              <table:table-cell office:value-type="string">
                <text:p>uts_omp_compact</text:p>
              </table:table-cell>
              <table:table-cell office:value-type="string">
                <text:p>uts_omp_scatter</text:p>
              </table:table-cell>
              <table:table-cell office:value-type="string">
                <text:p>uts_omp_balanced</text:p>
              </table:table-cell>
              <table:table-cell office:value-type="string">
                <text:p>uts_omp_cilk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2.56509196736647">
                <text:p>2.56509196736647</text:p>
              </table:table-cell>
              <table:table-cell office:value-type="float" office:value="3.34221681913385">
                <text:p>3.34221681913385</text:p>
              </table:table-cell>
              <table:table-cell office:value-type="float" office:value="3.26358902856957">
                <text:p>3.26358902856957</text:p>
              </table:table-cell>
              <table:table-cell office:value-type="float" office:value="3.34545614521281">
                <text:p>3.34545614521281</text:p>
              </table:table-cell>
              <table:table-cell office:value-type="float" office:value="1.95771900552757">
                <text:p>1.9577190055275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93858420167137">
                <text:p>4.93858420167137</text:p>
              </table:table-cell>
              <table:table-cell office:value-type="float" office:value="5.7303903930379">
                <text:p>5.7303903930379</text:p>
              </table:table-cell>
              <table:table-cell office:value-type="float" office:value="5.67167597524786">
                <text:p>5.67167597524786</text:p>
              </table:table-cell>
              <table:table-cell office:value-type="float" office:value="5.74425523265114">
                <text:p>5.74425523265114</text:p>
              </table:table-cell>
              <table:table-cell office:value-type="float" office:value="4.74517527311789">
                <text:p>4.7451752731178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.07446267368053">
                <text:p>6.07446267368053</text:p>
              </table:table-cell>
              <table:table-cell office:value-type="float" office:value="8.29527846750129">
                <text:p>8.29527846750129</text:p>
              </table:table-cell>
              <table:table-cell office:value-type="float" office:value="7.46806556130785">
                <text:p>7.46806556130785</text:p>
              </table:table-cell>
              <table:table-cell office:value-type="float" office:value="8.49668082627458">
                <text:p>8.49668082627458</text:p>
              </table:table-cell>
              <table:table-cell office:value-type="float" office:value="5.93328067569059">
                <text:p>5.933280675690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.93984355982849">
                <text:p>6.93984355982849</text:p>
              </table:table-cell>
              <table:table-cell office:value-type="float" office:value="9.37010386596967">
                <text:p>9.37010386596967</text:p>
              </table:table-cell>
              <table:table-cell office:value-type="float" office:value="9.774993643774">
                <text:p>9.774993643774</text:p>
              </table:table-cell>
              <table:table-cell office:value-type="float" office:value="10.5076739901492">
                <text:p>10.5076739901492</text:p>
              </table:table-cell>
              <table:table-cell office:value-type="float" office:value="7.74267493390702">
                <text:p>7.7426749339070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.1193625359282">
                <text:p>10.1193625359282</text:p>
              </table:table-cell>
              <table:table-cell office:value-type="float" office:value="11.6862172876293">
                <text:p>11.6862172876293</text:p>
              </table:table-cell>
              <table:table-cell office:value-type="float" office:value="12.1831626525984">
                <text:p>12.1831626525984</text:p>
              </table:table-cell>
              <table:table-cell office:value-type="float" office:value="12.7313857414824">
                <text:p>12.7313857414824</text:p>
              </table:table-cell>
              <table:table-cell office:value-type="float" office:value="7.76232453941288">
                <text:p>7.7623245394128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.0525336981098">
                <text:p>11.0525336981098</text:p>
              </table:table-cell>
              <table:table-cell office:value-type="float" office:value="13.7994144713171">
                <text:p>13.7994144713171</text:p>
              </table:table-cell>
              <table:table-cell office:value-type="float" office:value="14.2322270767638">
                <text:p>14.2322270767638</text:p>
              </table:table-cell>
              <table:table-cell office:value-type="float" office:value="14.2086073512372">
                <text:p>14.2086073512372</text:p>
              </table:table-cell>
              <table:table-cell office:value-type="float" office:value="7.66455706678191">
                <text:p>7.6645570667819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.8532044274695">
                <text:p>12.8532044274695</text:p>
              </table:table-cell>
              <table:table-cell office:value-type="float" office:value="15.6670967606003">
                <text:p>15.6670967606003</text:p>
              </table:table-cell>
              <table:table-cell office:value-type="float" office:value="15.6023744778921">
                <text:p>15.6023744778921</text:p>
              </table:table-cell>
              <table:table-cell office:value-type="float" office:value="16.6640040370529">
                <text:p>16.6640040370529</text:p>
              </table:table-cell>
              <table:table-cell office:value-type="float" office:value="8.92456180933863">
                <text:p>8.924561809338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.0630907654998">
                <text:p>14.0630907654998</text:p>
              </table:table-cell>
              <table:table-cell office:value-type="float" office:value="17.1440995148154">
                <text:p>17.1440995148154</text:p>
              </table:table-cell>
              <table:table-cell office:value-type="float" office:value="17.374512039123">
                <text:p>17.374512039123</text:p>
              </table:table-cell>
              <table:table-cell office:value-type="float" office:value="17.815844448556">
                <text:p>17.815844448556</text:p>
              </table:table-cell>
              <table:table-cell office:value-type="float" office:value="12.2903049391637">
                <text:p>12.2903049391637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5.9259034814009">
                <text:p>15.9259034814009</text:p>
              </table:table-cell>
              <table:table-cell office:value-type="float" office:value="18.8156651063923">
                <text:p>18.8156651063923</text:p>
              </table:table-cell>
              <table:table-cell office:value-type="float" office:value="18.7535872645996">
                <text:p>18.7535872645996</text:p>
              </table:table-cell>
              <table:table-cell office:value-type="float" office:value="19.4533815442804">
                <text:p>19.4533815442804</text:p>
              </table:table-cell>
              <table:table-cell office:value-type="float" office:value="13.8719020472979">
                <text:p>13.871902047297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.0255409609456">
                <text:p>17.0255409609456</text:p>
              </table:table-cell>
              <table:table-cell office:value-type="float" office:value="20.9603409783998">
                <text:p>20.9603409783998</text:p>
              </table:table-cell>
              <table:table-cell office:value-type="float" office:value="21.1232500048976">
                <text:p>21.1232500048976</text:p>
              </table:table-cell>
              <table:table-cell office:value-type="float" office:value="22.2567400455248">
                <text:p>22.2567400455248</text:p>
              </table:table-cell>
              <table:table-cell office:value-type="float" office:value="12.1114546610591">
                <text:p>12.11145466105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text-overlap="true" chart:reverse-direction="false" text:line-break="false" chart:label-arrangement="side-by-side" chart:link-data-style-to-source="fals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width="0.02cm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fals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fals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8.501cm" svg:height="6.001cm" xlink:href="." xlink:type="simple" chart:class="chart:line" chart:style-name="ch1">
        <chart:plot-area chart:style-name="ch2" chart:data-source-has-labels="both" svg:x="1.27cm" svg:y="0.119cm" svg:width="6.967cm" svg:height="5.274cm">
          <chartooo:coordinate-region svg:x="1.839cm" svg:y="0.279cm" svg:width="6.199cm" svg:height="4.599cm"/>
          <chart:axis chart:dimension="x" chart:name="primary-x" chart:style-name="ch3" chartooo:axis-type="auto">
            <chartooo:date-scale/>
            <chart:title svg:x="4.662cm" svg:y="5.513cm" chart:style-name="ch4">
              <text:p>t</text:p>
            </chart:title>
            <chart:categories table:cell-range-address="local-table.$B$1:.$IG$1"/>
          </chart:axis>
          <chart:axis chart:dimension="y" chart:name="primary-y" chart:style-name="ch5">
            <chart:title svg:x="0.612cm" svg:y="3.284cm" chart:style-name="ch6">
              <text:p>uts 10 t</text:p>
            </chart:title>
          </chart:axis>
          <chart:series chart:style-name="ch7" chart:values-cell-range-address="local-table.$B$2:.$IG$2" chart:label-cell-address="local-table.$A$2" chart:class="chart:line">
            <chart:data-point chart:repeated="240"/>
          </chart:series>
          <chart:series chart:style-name="ch8" chart:values-cell-range-address="local-table.$B$3:.$IG$3" chart:label-cell-address="local-table.$A$3" chart:class="chart:line">
            <chart:data-point chart:repeated="240"/>
          </chart:series>
          <chart:series chart:style-name="ch9" chart:values-cell-range-address="local-table.$B$4:.$IG$4" chart:label-cell-address="local-table.$A$4" chart:class="chart:line">
            <chart:data-point chart:repeated="240"/>
          </chart:series>
          <chart:series chart:style-name="ch10" chart:values-cell-range-address="local-table.$B$5:.$IG$5" chart:label-cell-address="local-table.$A$5" chart:class="chart:line">
            <chart:data-point chart:repeated="240"/>
          </chart:series>
          <chart:series chart:style-name="ch11" chart:values-cell-range-address="local-table.$B$6:.$IG$6" chart:label-cell-address="local-table.$A$6" chart:class="chart:line">
            <chart:data-point chart:repeated="24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60">
                <text:p>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40">
                <text:p>14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0">
                <text:p>16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80">
                <text:p>18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00">
                <text:p>20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20">
                <text:p>2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0">
                <text:p>240</text:p>
              </table:table-cell>
            </table:table-row>
          </table:table-header-rows>
          <table:table-rows>
            <table:table-row>
              <table:table-cell office:value-type="string">
                <text:p>uts_omp_none</text:p>
              </table:table-cell>
              <table:table-cell office:value-type="float" office:value="0.958712927602233">
                <text:p>0.958712927602233</text:p>
              </table:table-cell>
              <table:table-cell office:value-type="float" office:value="1.68801209120715">
                <text:p>1.68801209120715</text:p>
              </table:table-cell>
              <table:table-cell office:value-type="float" office:value="2.5407718632825">
                <text:p>2.5407718632825</text:p>
              </table:table-cell>
              <table:table-cell office:value-type="float" office:value="3.35830720549637">
                <text:p>3.35830720549637</text:p>
              </table:table-cell>
              <table:table-cell office:value-type="float" office:value="4.14085756488075">
                <text:p>4.14085756488075</text:p>
              </table:table-cell>
              <table:table-cell office:value-type="float" office:value="4.90497382151271">
                <text:p>4.90497382151271</text:p>
              </table:table-cell>
              <table:table-cell office:value-type="float" office:value="5.57590721885548">
                <text:p>5.57590721885548</text:p>
              </table:table-cell>
              <table:table-cell office:value-type="float" office:value="6.0631052703136">
                <text:p>6.0631052703136</text:p>
              </table:table-cell>
              <table:table-cell office:value-type="float" office:value="6.4446190065382">
                <text:p>6.4446190065382</text:p>
              </table:table-cell>
              <table:table-cell office:value-type="float" office:value="7.95775884554085">
                <text:p>7.95775884554085</text:p>
              </table:table-cell>
              <table:table-cell office:value-type="float" office:value="8.65748410027287">
                <text:p>8.65748410027287</text:p>
              </table:table-cell>
              <table:table-cell office:value-type="float" office:value="9.24240504845623">
                <text:p>9.24240504845623</text:p>
              </table:table-cell>
              <table:table-cell office:value-type="float" office:value="9.85910506580606">
                <text:p>9.85910506580606</text:p>
              </table:table-cell>
              <table:table-cell office:value-type="float" office:value="10.6924212398037">
                <text:p>10.6924212398037</text:p>
              </table:table-cell>
              <table:table-cell office:value-type="float" office:value="11.456887919664">
                <text:p>11.456887919664</text:p>
              </table:table-cell>
              <table:table-cell office:value-type="float" office:value="12.5842559449431">
                <text:p>12.5842559449431</text:p>
              </table:table-cell>
              <table:table-cell office:value-type="float" office:value="13.014908231553">
                <text:p>13.014908231553</text:p>
              </table:table-cell>
              <table:table-cell office:value-type="float" office:value="12.5028165172802">
                <text:p>12.5028165172802</text:p>
              </table:table-cell>
              <table:table-cell office:value-type="float" office:value="14.1188420739343">
                <text:p>14.1188420739343</text:p>
              </table:table-cell>
              <table:table-cell office:value-type="float" office:value="15.3214862853953">
                <text:p>15.3214862853953</text:p>
              </table:table-cell>
              <table:table-cell office:value-type="float" office:value="16.157817869187">
                <text:p>16.157817869187</text:p>
              </table:table-cell>
              <table:table-cell office:value-type="float" office:value="14.9648643817913">
                <text:p>14.9648643817913</text:p>
              </table:table-cell>
              <table:table-cell office:value-type="float" office:value="16.9078917136715">
                <text:p>16.9078917136715</text:p>
              </table:table-cell>
              <table:table-cell office:value-type="float" office:value="17.8697930195977">
                <text:p>17.8697930195977</text:p>
              </table:table-cell>
              <table:table-cell office:value-type="float" office:value="17.2616130001004">
                <text:p>17.2616130001004</text:p>
              </table:table-cell>
              <table:table-cell office:value-type="float" office:value="17.6654590947972">
                <text:p>17.6654590947972</text:p>
              </table:table-cell>
              <table:table-cell office:value-type="float" office:value="18.0470586847387">
                <text:p>18.0470586847387</text:p>
              </table:table-cell>
              <table:table-cell office:value-type="float" office:value="18.8221170031717">
                <text:p>18.8221170031717</text:p>
              </table:table-cell>
              <table:table-cell office:value-type="float" office:value="19.9514146943312">
                <text:p>19.9514146943312</text:p>
              </table:table-cell>
              <table:table-cell office:value-type="float" office:value="16.2863264958684">
                <text:p>16.2863264958684</text:p>
              </table:table-cell>
              <table:table-cell office:value-type="float" office:value="21.115621948261">
                <text:p>21.115621948261</text:p>
              </table:table-cell>
              <table:table-cell office:value-type="float" office:value="20.2981288823485">
                <text:p>20.2981288823485</text:p>
              </table:table-cell>
              <table:table-cell office:value-type="float" office:value="21.6844046976012">
                <text:p>21.6844046976012</text:p>
              </table:table-cell>
              <table:table-cell office:value-type="float" office:value="22.6840167151554">
                <text:p>22.6840167151554</text:p>
              </table:table-cell>
              <table:table-cell office:value-type="float" office:value="22.2767505855064">
                <text:p>22.2767505855064</text:p>
              </table:table-cell>
              <table:table-cell office:value-type="float" office:value="22.5107642465116">
                <text:p>22.5107642465116</text:p>
              </table:table-cell>
              <table:table-cell office:value-type="float" office:value="23.2030198687548">
                <text:p>23.2030198687548</text:p>
              </table:table-cell>
              <table:table-cell office:value-type="float" office:value="22.6640235948852">
                <text:p>22.6640235948852</text:p>
              </table:table-cell>
              <table:table-cell office:value-type="float" office:value="22.7194980325098">
                <text:p>22.7194980325098</text:p>
              </table:table-cell>
              <table:table-cell office:value-type="float" office:value="23.2063031489209">
                <text:p>23.2063031489209</text:p>
              </table:table-cell>
              <table:table-cell office:value-type="float" office:value="21.9133670892767">
                <text:p>21.9133670892767</text:p>
              </table:table-cell>
              <table:table-cell office:value-type="float" office:value="23.9748342619763">
                <text:p>23.9748342619763</text:p>
              </table:table-cell>
              <table:table-cell office:value-type="float" office:value="22.0342571412652">
                <text:p>22.0342571412652</text:p>
              </table:table-cell>
              <table:table-cell office:value-type="float" office:value="23.2392341106028">
                <text:p>23.2392341106028</text:p>
              </table:table-cell>
              <table:table-cell office:value-type="float" office:value="22.6265701311611">
                <text:p>22.6265701311611</text:p>
              </table:table-cell>
              <table:table-cell office:value-type="float" office:value="25.4313049468067">
                <text:p>25.4313049468067</text:p>
              </table:table-cell>
              <table:table-cell office:value-type="float" office:value="22.5948021593207">
                <text:p>22.5948021593207</text:p>
              </table:table-cell>
              <table:table-cell office:value-type="float" office:value="22.0336023283262">
                <text:p>22.0336023283262</text:p>
              </table:table-cell>
              <table:table-cell office:value-type="float" office:value="25.7348458454694">
                <text:p>25.7348458454694</text:p>
              </table:table-cell>
              <table:table-cell office:value-type="float" office:value="26.5151375612334">
                <text:p>26.5151375612334</text:p>
              </table:table-cell>
              <table:table-cell office:value-type="float" office:value="27.3640278626024">
                <text:p>27.3640278626024</text:p>
              </table:table-cell>
              <table:table-cell office:value-type="float" office:value="24.0571676715956">
                <text:p>24.0571676715956</text:p>
              </table:table-cell>
              <table:table-cell office:value-type="float" office:value="27.7944159977811">
                <text:p>27.7944159977811</text:p>
              </table:table-cell>
              <table:table-cell office:value-type="float" office:value="27.4684461663205">
                <text:p>27.4684461663205</text:p>
              </table:table-cell>
              <table:table-cell office:value-type="float" office:value="25.5036050426926">
                <text:p>25.5036050426926</text:p>
              </table:table-cell>
              <table:table-cell office:value-type="float" office:value="25.0000855638772">
                <text:p>25.0000855638772</text:p>
              </table:table-cell>
              <table:table-cell office:value-type="float" office:value="28.6036181661368">
                <text:p>28.6036181661368</text:p>
              </table:table-cell>
              <table:table-cell office:value-type="float" office:value="26.7668813910817">
                <text:p>26.7668813910817</text:p>
              </table:table-cell>
              <table:table-cell office:value-type="float" office:value="28.1539676268894">
                <text:p>28.1539676268894</text:p>
              </table:table-cell>
              <table:table-cell office:value-type="float" office:value="28.0324171732285">
                <text:p>28.0324171732285</text:p>
              </table:table-cell>
              <table:table-cell office:value-type="float" office:value="25.3244414195888">
                <text:p>25.3244414195888</text:p>
              </table:table-cell>
              <table:table-cell office:value-type="float" office:value="28.5481730038803">
                <text:p>28.5481730038803</text:p>
              </table:table-cell>
              <table:table-cell office:value-type="float" office:value="28.1578861738778">
                <text:p>28.1578861738778</text:p>
              </table:table-cell>
              <table:table-cell office:value-type="float" office:value="29.843015550575">
                <text:p>29.843015550575</text:p>
              </table:table-cell>
              <table:table-cell office:value-type="float" office:value="28.1587052130935">
                <text:p>28.1587052130935</text:p>
              </table:table-cell>
              <table:table-cell office:value-type="float" office:value="27.4702756582093">
                <text:p>27.4702756582093</text:p>
              </table:table-cell>
              <table:table-cell office:value-type="float" office:value="30.1358302769456">
                <text:p>30.1358302769456</text:p>
              </table:table-cell>
              <table:table-cell office:value-type="float" office:value="28.5609942806134">
                <text:p>28.5609942806134</text:p>
              </table:table-cell>
              <table:table-cell office:value-type="float" office:value="28.8029458073041">
                <text:p>28.8029458073041</text:p>
              </table:table-cell>
              <table:table-cell office:value-type="float" office:value="25.0808308504273">
                <text:p>25.0808308504273</text:p>
              </table:table-cell>
              <table:table-cell office:value-type="float" office:value="27.9098718477213">
                <text:p>27.9098718477213</text:p>
              </table:table-cell>
              <table:table-cell office:value-type="float" office:value="30.7724220332499">
                <text:p>30.7724220332499</text:p>
              </table:table-cell>
              <table:table-cell office:value-type="float" office:value="25.8207643018328">
                <text:p>25.8207643018328</text:p>
              </table:table-cell>
              <table:table-cell office:value-type="float" office:value="25.7967626442729">
                <text:p>25.7967626442729</text:p>
              </table:table-cell>
              <table:table-cell office:value-type="float" office:value="26.5439520663498">
                <text:p>26.5439520663498</text:p>
              </table:table-cell>
              <table:table-cell office:value-type="float" office:value="29.2581319758449">
                <text:p>29.2581319758449</text:p>
              </table:table-cell>
              <table:table-cell office:value-type="float" office:value="27.5259081785248">
                <text:p>27.5259081785248</text:p>
              </table:table-cell>
              <table:table-cell office:value-type="float" office:value="27.1184271894979">
                <text:p>27.1184271894979</text:p>
              </table:table-cell>
              <table:table-cell office:value-type="float" office:value="26.7860560328561">
                <text:p>26.7860560328561</text:p>
              </table:table-cell>
              <table:table-cell office:value-type="float" office:value="28.5056614711033">
                <text:p>28.5056614711033</text:p>
              </table:table-cell>
              <table:table-cell office:value-type="float" office:value="28.5797617169926">
                <text:p>28.5797617169926</text:p>
              </table:table-cell>
              <table:table-cell office:value-type="float" office:value="29.4989204578657">
                <text:p>29.4989204578657</text:p>
              </table:table-cell>
              <table:table-cell office:value-type="float" office:value="24.1812995126738">
                <text:p>24.1812995126738</text:p>
              </table:table-cell>
              <table:table-cell office:value-type="float" office:value="28.071758309467">
                <text:p>28.071758309467</text:p>
              </table:table-cell>
              <table:table-cell office:value-type="float" office:value="27.0205599834807">
                <text:p>27.0205599834807</text:p>
              </table:table-cell>
              <table:table-cell office:value-type="float" office:value="28.9795346356381">
                <text:p>28.9795346356381</text:p>
              </table:table-cell>
              <table:table-cell office:value-type="float" office:value="29.7232895266303">
                <text:p>29.7232895266303</text:p>
              </table:table-cell>
              <table:table-cell office:value-type="float" office:value="24.5141749526317">
                <text:p>24.5141749526317</text:p>
              </table:table-cell>
              <table:table-cell office:value-type="float" office:value="28.4572856773425">
                <text:p>28.4572856773425</text:p>
              </table:table-cell>
              <table:table-cell office:value-type="float" office:value="28.3903565654369">
                <text:p>28.3903565654369</text:p>
              </table:table-cell>
              <table:table-cell office:value-type="float" office:value="27.3595163861918">
                <text:p>27.3595163861918</text:p>
              </table:table-cell>
              <table:table-cell office:value-type="float" office:value="27.0904793234678">
                <text:p>27.0904793234678</text:p>
              </table:table-cell>
              <table:table-cell office:value-type="float" office:value="27.4717480855181">
                <text:p>27.4717480855181</text:p>
              </table:table-cell>
              <table:table-cell office:value-type="float" office:value="26.640009959839">
                <text:p>26.640009959839</text:p>
              </table:table-cell>
              <table:table-cell office:value-type="float" office:value="27.4917838438223">
                <text:p>27.4917838438223</text:p>
              </table:table-cell>
              <table:table-cell office:value-type="float" office:value="26.7633458572307">
                <text:p>26.7633458572307</text:p>
              </table:table-cell>
              <table:table-cell office:value-type="float" office:value="26.8519875939742">
                <text:p>26.8519875939742</text:p>
              </table:table-cell>
              <table:table-cell office:value-type="float" office:value="25.0087913550301">
                <text:p>25.0087913550301</text:p>
              </table:table-cell>
              <table:table-cell office:value-type="float" office:value="21.9946025347518">
                <text:p>21.9946025347518</text:p>
              </table:table-cell>
              <table:table-cell office:value-type="float" office:value="24.4492767301719">
                <text:p>24.4492767301719</text:p>
              </table:table-cell>
              <table:table-cell office:value-type="float" office:value="27.3232107555939">
                <text:p>27.3232107555939</text:p>
              </table:table-cell>
              <table:table-cell office:value-type="float" office:value="27.1255881510797">
                <text:p>27.1255881510797</text:p>
              </table:table-cell>
              <table:table-cell office:value-type="float" office:value="26.6070958849792">
                <text:p>26.6070958849792</text:p>
              </table:table-cell>
              <table:table-cell office:value-type="float" office:value="27.5049653728128">
                <text:p>27.5049653728128</text:p>
              </table:table-cell>
              <table:table-cell office:value-type="float" office:value="24.9928555988442">
                <text:p>24.9928555988442</text:p>
              </table:table-cell>
              <table:table-cell office:value-type="float" office:value="25.8641456255916">
                <text:p>25.8641456255916</text:p>
              </table:table-cell>
              <table:table-cell office:value-type="float" office:value="28.2578158921881">
                <text:p>28.2578158921881</text:p>
              </table:table-cell>
              <table:table-cell office:value-type="float" office:value="27.9431660488198">
                <text:p>27.9431660488198</text:p>
              </table:table-cell>
              <table:table-cell office:value-type="float" office:value="26.0444939348488">
                <text:p>26.0444939348488</text:p>
              </table:table-cell>
              <table:table-cell office:value-type="float" office:value="28.5607894158392">
                <text:p>28.5607894158392</text:p>
              </table:table-cell>
              <table:table-cell office:value-type="float" office:value="25.0656100237138">
                <text:p>25.0656100237138</text:p>
              </table:table-cell>
              <table:table-cell office:value-type="float" office:value="27.5313880009554">
                <text:p>27.5313880009554</text:p>
              </table:table-cell>
              <table:table-cell office:value-type="float" office:value="29.2973393090877">
                <text:p>29.2973393090877</text:p>
              </table:table-cell>
              <table:table-cell office:value-type="float" office:value="24.6615656184674">
                <text:p>24.6615656184674</text:p>
              </table:table-cell>
              <table:table-cell office:value-type="float" office:value="26.5400201595441">
                <text:p>26.5400201595441</text:p>
              </table:table-cell>
              <table:table-cell office:value-type="float" office:value="24.1992494979121">
                <text:p>24.1992494979121</text:p>
              </table:table-cell>
              <table:table-cell office:value-type="float" office:value="22.0654138716724">
                <text:p>22.0654138716724</text:p>
              </table:table-cell>
              <table:table-cell office:value-type="float" office:value="26.8175780054677">
                <text:p>26.8175780054677</text:p>
              </table:table-cell>
              <table:table-cell office:value-type="float" office:value="26.2461104996547">
                <text:p>26.2461104996547</text:p>
              </table:table-cell>
              <table:table-cell office:value-type="float" office:value="25.8228498792579">
                <text:p>25.8228498792579</text:p>
              </table:table-cell>
              <table:table-cell office:value-type="float" office:value="25.2176512476894">
                <text:p>25.2176512476894</text:p>
              </table:table-cell>
              <table:table-cell office:value-type="float" office:value="26.7319152150942">
                <text:p>26.7319152150942</text:p>
              </table:table-cell>
              <table:table-cell office:value-type="float" office:value="25.9310660207383">
                <text:p>25.9310660207383</text:p>
              </table:table-cell>
              <table:table-cell office:value-type="float" office:value="21.1752347195797">
                <text:p>21.1752347195797</text:p>
              </table:table-cell>
              <table:table-cell office:value-type="float" office:value="25.1918794866007">
                <text:p>25.1918794866007</text:p>
              </table:table-cell>
              <table:table-cell office:value-type="float" office:value="25.1875916072065">
                <text:p>25.1875916072065</text:p>
              </table:table-cell>
              <table:table-cell office:value-type="float" office:value="23.4065388303674">
                <text:p>23.4065388303674</text:p>
              </table:table-cell>
              <table:table-cell office:value-type="float" office:value="22.5281648081641">
                <text:p>22.5281648081641</text:p>
              </table:table-cell>
              <table:table-cell office:value-type="float" office:value="23.2838233337194">
                <text:p>23.2838233337194</text:p>
              </table:table-cell>
              <table:table-cell office:value-type="float" office:value="23.9215095777673">
                <text:p>23.9215095777673</text:p>
              </table:table-cell>
              <table:table-cell office:value-type="float" office:value="23.9520821970027">
                <text:p>23.9520821970027</text:p>
              </table:table-cell>
              <table:table-cell office:value-type="float" office:value="22.1731759003721">
                <text:p>22.1731759003721</text:p>
              </table:table-cell>
              <table:table-cell office:value-type="float" office:value="20.626137653244">
                <text:p>20.626137653244</text:p>
              </table:table-cell>
              <table:table-cell office:value-type="float" office:value="24.0727469480773">
                <text:p>24.0727469480773</text:p>
              </table:table-cell>
              <table:table-cell office:value-type="float" office:value="22.8540426937074">
                <text:p>22.8540426937074</text:p>
              </table:table-cell>
              <table:table-cell office:value-type="float" office:value="25.7353683174266">
                <text:p>25.7353683174266</text:p>
              </table:table-cell>
              <table:table-cell office:value-type="float" office:value="23.7892118506795">
                <text:p>23.7892118506795</text:p>
              </table:table-cell>
              <table:table-cell office:value-type="float" office:value="22.5277933857333">
                <text:p>22.5277933857333</text:p>
              </table:table-cell>
              <table:table-cell office:value-type="float" office:value="23.3314535618389">
                <text:p>23.3314535618389</text:p>
              </table:table-cell>
              <table:table-cell office:value-type="float" office:value="22.6973244006762">
                <text:p>22.6973244006762</text:p>
              </table:table-cell>
              <table:table-cell office:value-type="float" office:value="23.0437850751499">
                <text:p>23.0437850751499</text:p>
              </table:table-cell>
              <table:table-cell office:value-type="float" office:value="26.035626117266">
                <text:p>26.035626117266</text:p>
              </table:table-cell>
              <table:table-cell office:value-type="float" office:value="24.4073754913539">
                <text:p>24.4073754913539</text:p>
              </table:table-cell>
              <table:table-cell office:value-type="float" office:value="22.9557644589568">
                <text:p>22.9557644589568</text:p>
              </table:table-cell>
              <table:table-cell office:value-type="float" office:value="22.618555609366">
                <text:p>22.618555609366</text:p>
              </table:table-cell>
              <table:table-cell office:value-type="float" office:value="23.0799852125929">
                <text:p>23.0799852125929</text:p>
              </table:table-cell>
              <table:table-cell office:value-type="float" office:value="23.0517647245807">
                <text:p>23.0517647245807</text:p>
              </table:table-cell>
              <table:table-cell office:value-type="float" office:value="24.5062623967455">
                <text:p>24.5062623967455</text:p>
              </table:table-cell>
              <table:table-cell office:value-type="float" office:value="24.8992805946684">
                <text:p>24.8992805946684</text:p>
              </table:table-cell>
              <table:table-cell office:value-type="float" office:value="20.2364486435541">
                <text:p>20.2364486435541</text:p>
              </table:table-cell>
              <table:table-cell office:value-type="float" office:value="23.144374398701">
                <text:p>23.144374398701</text:p>
              </table:table-cell>
              <table:table-cell office:value-type="float" office:value="22.353668947997">
                <text:p>22.353668947997</text:p>
              </table:table-cell>
              <table:table-cell office:value-type="float" office:value="21.6489364456894">
                <text:p>21.6489364456894</text:p>
              </table:table-cell>
              <table:table-cell office:value-type="float" office:value="19.4879963411351">
                <text:p>19.4879963411351</text:p>
              </table:table-cell>
              <table:table-cell office:value-type="float" office:value="23.8327150129347">
                <text:p>23.8327150129347</text:p>
              </table:table-cell>
              <table:table-cell office:value-type="float" office:value="23.3445271269407">
                <text:p>23.3445271269407</text:p>
              </table:table-cell>
              <table:table-cell office:value-type="float" office:value="20.7226510369206">
                <text:p>20.7226510369206</text:p>
              </table:table-cell>
              <table:table-cell office:value-type="float" office:value="22.7651574726672">
                <text:p>22.7651574726672</text:p>
              </table:table-cell>
              <table:table-cell office:value-type="float" office:value="22.7090052415621">
                <text:p>22.7090052415621</text:p>
              </table:table-cell>
              <table:table-cell office:value-type="float" office:value="20.1705647067004">
                <text:p>20.1705647067004</text:p>
              </table:table-cell>
              <table:table-cell office:value-type="float" office:value="24.5034839030834">
                <text:p>24.5034839030834</text:p>
              </table:table-cell>
              <table:table-cell office:value-type="float" office:value="22.9153258418571">
                <text:p>22.9153258418571</text:p>
              </table:table-cell>
              <table:table-cell office:value-type="float" office:value="22.190626998296">
                <text:p>22.190626998296</text:p>
              </table:table-cell>
              <table:table-cell office:value-type="float" office:value="19.2131802575449">
                <text:p>19.2131802575449</text:p>
              </table:table-cell>
              <table:table-cell office:value-type="float" office:value="22.4707140477903">
                <text:p>22.4707140477903</text:p>
              </table:table-cell>
              <table:table-cell office:value-type="float" office:value="21.3908674005208">
                <text:p>21.3908674005208</text:p>
              </table:table-cell>
              <table:table-cell office:value-type="float" office:value="21.1689641127363">
                <text:p>21.1689641127363</text:p>
              </table:table-cell>
              <table:table-cell office:value-type="float" office:value="21.6427283946624">
                <text:p>21.6427283946624</text:p>
              </table:table-cell>
              <table:table-cell office:value-type="float" office:value="19.338358537003">
                <text:p>19.338358537003</text:p>
              </table:table-cell>
              <table:table-cell office:value-type="float" office:value="22.2480301606639">
                <text:p>22.2480301606639</text:p>
              </table:table-cell>
              <table:table-cell office:value-type="float" office:value="20.1773558174928">
                <text:p>20.1773558174928</text:p>
              </table:table-cell>
              <table:table-cell office:value-type="float" office:value="21.2704130134009">
                <text:p>21.2704130134009</text:p>
              </table:table-cell>
              <table:table-cell office:value-type="float" office:value="22.0406744345334">
                <text:p>22.0406744345334</text:p>
              </table:table-cell>
              <table:table-cell office:value-type="float" office:value="22.8678696524988">
                <text:p>22.8678696524988</text:p>
              </table:table-cell>
              <table:table-cell office:value-type="float" office:value="21.49958133059">
                <text:p>21.49958133059</text:p>
              </table:table-cell>
              <table:table-cell office:value-type="float" office:value="22.8819610011169">
                <text:p>22.8819610011169</text:p>
              </table:table-cell>
              <table:table-cell office:value-type="float" office:value="19.5155988097345">
                <text:p>19.5155988097345</text:p>
              </table:table-cell>
              <table:table-cell office:value-type="float" office:value="20.8778877664043">
                <text:p>20.8778877664043</text:p>
              </table:table-cell>
              <table:table-cell office:value-type="float" office:value="21.3094871275587">
                <text:p>21.3094871275587</text:p>
              </table:table-cell>
              <table:table-cell office:value-type="float" office:value="20.4993191119835">
                <text:p>20.4993191119835</text:p>
              </table:table-cell>
              <table:table-cell office:value-type="float" office:value="20.5849269068258">
                <text:p>20.5849269068258</text:p>
              </table:table-cell>
              <table:table-cell office:value-type="float" office:value="20.1491878878984">
                <text:p>20.1491878878984</text:p>
              </table:table-cell>
              <table:table-cell office:value-type="float" office:value="20.8939318036635">
                <text:p>20.8939318036635</text:p>
              </table:table-cell>
              <table:table-cell office:value-type="float" office:value="19.9862705898874">
                <text:p>19.9862705898874</text:p>
              </table:table-cell>
              <table:table-cell office:value-type="float" office:value="23.5600681550002">
                <text:p>23.5600681550002</text:p>
              </table:table-cell>
              <table:table-cell office:value-type="float" office:value="23.263259977134">
                <text:p>23.263259977134</text:p>
              </table:table-cell>
              <table:table-cell office:value-type="float" office:value="19.231976633712">
                <text:p>19.231976633712</text:p>
              </table:table-cell>
              <table:table-cell office:value-type="float" office:value="21.8671460950709">
                <text:p>21.8671460950709</text:p>
              </table:table-cell>
              <table:table-cell office:value-type="float" office:value="19.8919199165782">
                <text:p>19.8919199165782</text:p>
              </table:table-cell>
              <table:table-cell office:value-type="float" office:value="20.2008384679327">
                <text:p>20.2008384679327</text:p>
              </table:table-cell>
              <table:table-cell office:value-type="float" office:value="20.9802817197333">
                <text:p>20.9802817197333</text:p>
              </table:table-cell>
              <table:table-cell office:value-type="float" office:value="20.4457699997551">
                <text:p>20.4457699997551</text:p>
              </table:table-cell>
              <table:table-cell office:value-type="float" office:value="19.1626252929725">
                <text:p>19.1626252929725</text:p>
              </table:table-cell>
              <table:table-cell office:value-type="float" office:value="20.3101953207461">
                <text:p>20.3101953207461</text:p>
              </table:table-cell>
              <table:table-cell office:value-type="float" office:value="17.5278435423243">
                <text:p>17.5278435423243</text:p>
              </table:table-cell>
              <table:table-cell office:value-type="float" office:value="17.2746316930157">
                <text:p>17.2746316930157</text:p>
              </table:table-cell>
              <table:table-cell office:value-type="float" office:value="22.4336075559984">
                <text:p>22.4336075559984</text:p>
              </table:table-cell>
              <table:table-cell office:value-type="float" office:value="18.7766310437419">
                <text:p>18.7766310437419</text:p>
              </table:table-cell>
              <table:table-cell office:value-type="float" office:value="20.2624870532356">
                <text:p>20.2624870532356</text:p>
              </table:table-cell>
              <table:table-cell office:value-type="float" office:value="17.1687468171164">
                <text:p>17.1687468171164</text:p>
              </table:table-cell>
              <table:table-cell office:value-type="float" office:value="17.7120570830758">
                <text:p>17.7120570830758</text:p>
              </table:table-cell>
              <table:table-cell office:value-type="float" office:value="18.3130468391171">
                <text:p>18.3130468391171</text:p>
              </table:table-cell>
              <table:table-cell office:value-type="float" office:value="18.0388520677619">
                <text:p>18.0388520677619</text:p>
              </table:table-cell>
              <table:table-cell office:value-type="float" office:value="18.4229052595153">
                <text:p>18.4229052595153</text:p>
              </table:table-cell>
              <table:table-cell office:value-type="float" office:value="20.03549281453">
                <text:p>20.03549281453</text:p>
              </table:table-cell>
              <table:table-cell office:value-type="float" office:value="17.2336697285222">
                <text:p>17.2336697285222</text:p>
              </table:table-cell>
              <table:table-cell office:value-type="float" office:value="19.0380767053774">
                <text:p>19.0380767053774</text:p>
              </table:table-cell>
              <table:table-cell office:value-type="float" office:value="18.0266377386022">
                <text:p>18.0266377386022</text:p>
              </table:table-cell>
              <table:table-cell office:value-type="float" office:value="20.6772533068095">
                <text:p>20.6772533068095</text:p>
              </table:table-cell>
              <table:table-cell office:value-type="float" office:value="18.2854070293868">
                <text:p>18.2854070293868</text:p>
              </table:table-cell>
              <table:table-cell office:value-type="float" office:value="17.035386577981">
                <text:p>17.035386577981</text:p>
              </table:table-cell>
              <table:table-cell office:value-type="float" office:value="20.2367571897773">
                <text:p>20.2367571897773</text:p>
              </table:table-cell>
              <table:table-cell office:value-type="float" office:value="18.049804359368">
                <text:p>18.049804359368</text:p>
              </table:table-cell>
              <table:table-cell office:value-type="float" office:value="16.8038283030051">
                <text:p>16.8038283030051</text:p>
              </table:table-cell>
              <table:table-cell office:value-type="float" office:value="18.4932361548041">
                <text:p>18.4932361548041</text:p>
              </table:table-cell>
              <table:table-cell office:value-type="float" office:value="18.8189610329575">
                <text:p>18.8189610329575</text:p>
              </table:table-cell>
              <table:table-cell office:value-type="float" office:value="17.2905627260516">
                <text:p>17.2905627260516</text:p>
              </table:table-cell>
              <table:table-cell office:value-type="float" office:value="19.6149769615631">
                <text:p>19.6149769615631</text:p>
              </table:table-cell>
              <table:table-cell office:value-type="float" office:value="18.4618319132216">
                <text:p>18.4618319132216</text:p>
              </table:table-cell>
              <table:table-cell office:value-type="float" office:value="17.8421745777231">
                <text:p>17.8421745777231</text:p>
              </table:table-cell>
              <table:table-cell office:value-type="float" office:value="19.5476807733511">
                <text:p>19.5476807733511</text:p>
              </table:table-cell>
              <table:table-cell office:value-type="float" office:value="19.8120778168985">
                <text:p>19.8120778168985</text:p>
              </table:table-cell>
              <table:table-cell office:value-type="float" office:value="18.6096626089412">
                <text:p>18.6096626089412</text:p>
              </table:table-cell>
              <table:table-cell office:value-type="float" office:value="17.5237054724603">
                <text:p>17.5237054724603</text:p>
              </table:table-cell>
              <table:table-cell office:value-type="float" office:value="18.1710997962322">
                <text:p>18.1710997962322</text:p>
              </table:table-cell>
              <table:table-cell office:value-type="float" office:value="18.6310257209227">
                <text:p>18.6310257209227</text:p>
              </table:table-cell>
              <table:table-cell office:value-type="float" office:value="16.0696839923113">
                <text:p>16.0696839923113</text:p>
              </table:table-cell>
              <table:table-cell office:value-type="float" office:value="19.0660246821861">
                <text:p>19.0660246821861</text:p>
              </table:table-cell>
              <table:table-cell office:value-type="float" office:value="17.1880067675381">
                <text:p>17.1880067675381</text:p>
              </table:table-cell>
              <table:table-cell office:value-type="float" office:value="16.6850699249428">
                <text:p>16.6850699249428</text:p>
              </table:table-cell>
              <table:table-cell office:value-type="float" office:value="18.4731205070831">
                <text:p>18.4731205070831</text:p>
              </table:table-cell>
              <table:table-cell office:value-type="float" office:value="18.4622475738257">
                <text:p>18.4622475738257</text:p>
              </table:table-cell>
              <table:table-cell office:value-type="float" office:value="18.0938973016827">
                <text:p>18.0938973016827</text:p>
              </table:table-cell>
              <table:table-cell office:value-type="float" office:value="16.4563760318556">
                <text:p>16.4563760318556</text:p>
              </table:table-cell>
              <table:table-cell office:value-type="float" office:value="16.6028151875996">
                <text:p>16.6028151875996</text:p>
              </table:table-cell>
              <table:table-cell office:value-type="float" office:value="17.2839831266647">
                <text:p>17.2839831266647</text:p>
              </table:table-cell>
              <table:table-cell office:value-type="float" office:value="16.972896813295">
                <text:p>16.972896813295</text:p>
              </table:table-cell>
              <table:table-cell office:value-type="float" office:value="17.373453439063">
                <text:p>17.373453439063</text:p>
              </table:table-cell>
              <table:table-cell office:value-type="float" office:value="15.7957204827493">
                <text:p>15.7957204827493</text:p>
              </table:table-cell>
              <table:table-cell office:value-type="float" office:value="17.0255409609456">
                <text:p>17.0255409609456</text:p>
              </table:table-cell>
            </table:table-row>
            <table:table-row>
              <table:table-cell office:value-type="string">
                <text:p>uts_omp_compact</text:p>
              </table:table-cell>
              <table:table-cell office:value-type="float" office:value="0.96194441082205">
                <text:p>0.96194441082205</text:p>
              </table:table-cell>
              <table:table-cell office:value-type="float" office:value="1.37124524515914">
                <text:p>1.37124524515914</text:p>
              </table:table-cell>
              <table:table-cell office:value-type="float" office:value="1.44404489431109">
                <text:p>1.44404489431109</text:p>
              </table:table-cell>
              <table:table-cell office:value-type="float" office:value="1.45305831853753">
                <text:p>1.45305831853753</text:p>
              </table:table-cell>
              <table:table-cell office:value-type="float" office:value="2.28825403035305">
                <text:p>2.28825403035305</text:p>
              </table:table-cell>
              <table:table-cell office:value-type="float" office:value="2.81392436361432">
                <text:p>2.81392436361432</text:p>
              </table:table-cell>
              <table:table-cell office:value-type="float" office:value="2.88503886890923">
                <text:p>2.88503886890923</text:p>
              </table:table-cell>
              <table:table-cell office:value-type="float" office:value="2.89156517155569">
                <text:p>2.89156517155569</text:p>
              </table:table-cell>
              <table:table-cell office:value-type="float" office:value="3.7090378998928">
                <text:p>3.7090378998928</text:p>
              </table:table-cell>
              <table:table-cell office:value-type="float" office:value="4.18811958299703">
                <text:p>4.18811958299703</text:p>
              </table:table-cell>
              <table:table-cell office:value-type="float" office:value="4.26278914829634">
                <text:p>4.26278914829634</text:p>
              </table:table-cell>
              <table:table-cell office:value-type="float" office:value="4.25683886851591">
                <text:p>4.25683886851591</text:p>
              </table:table-cell>
              <table:table-cell office:value-type="float" office:value="5.05581047468049">
                <text:p>5.05581047468049</text:p>
              </table:table-cell>
              <table:table-cell office:value-type="float" office:value="5.58777992777329">
                <text:p>5.58777992777329</text:p>
              </table:table-cell>
              <table:table-cell office:value-type="float" office:value="5.5859767351051">
                <text:p>5.5859767351051</text:p>
              </table:table-cell>
              <table:table-cell office:value-type="float" office:value="5.63053519108711">
                <text:p>5.63053519108711</text:p>
              </table:table-cell>
              <table:table-cell office:value-type="float" office:value="6.4211875171906">
                <text:p>6.4211875171906</text:p>
              </table:table-cell>
              <table:table-cell office:value-type="float" office:value="6.92412463934777">
                <text:p>6.92412463934777</text:p>
              </table:table-cell>
              <table:table-cell office:value-type="float" office:value="6.9935858066561">
                <text:p>6.9935858066561</text:p>
              </table:table-cell>
              <table:table-cell office:value-type="float" office:value="6.97785706966485">
                <text:p>6.97785706966485</text:p>
              </table:table-cell>
              <table:table-cell office:value-type="float" office:value="7.77838883477248">
                <text:p>7.77838883477248</text:p>
              </table:table-cell>
              <table:table-cell office:value-type="float" office:value="8.21420666953299">
                <text:p>8.21420666953299</text:p>
              </table:table-cell>
              <table:table-cell office:value-type="float" office:value="8.33488556316819">
                <text:p>8.33488556316819</text:p>
              </table:table-cell>
              <table:table-cell office:value-type="float" office:value="8.32261158254166">
                <text:p>8.32261158254166</text:p>
              </table:table-cell>
              <table:table-cell office:value-type="float" office:value="9.03905486569437">
                <text:p>9.03905486569437</text:p>
              </table:table-cell>
              <table:table-cell office:value-type="float" office:value="9.54532240170641">
                <text:p>9.54532240170641</text:p>
              </table:table-cell>
              <table:table-cell office:value-type="float" office:value="9.58819954515813">
                <text:p>9.58819954515813</text:p>
              </table:table-cell>
              <table:table-cell office:value-type="float" office:value="9.51952264181924">
                <text:p>9.51952264181924</text:p>
              </table:table-cell>
              <table:table-cell office:value-type="float" office:value="10.2617244476527">
                <text:p>10.2617244476527</text:p>
              </table:table-cell>
              <table:table-cell office:value-type="float" office:value="10.8080714855975">
                <text:p>10.8080714855975</text:p>
              </table:table-cell>
              <table:table-cell office:value-type="float" office:value="10.7381717904591">
                <text:p>10.7381717904591</text:p>
              </table:table-cell>
              <table:table-cell office:value-type="float" office:value="10.740782208639">
                <text:p>10.740782208639</text:p>
              </table:table-cell>
              <table:table-cell office:value-type="float" office:value="11.4904684003451">
                <text:p>11.4904684003451</text:p>
              </table:table-cell>
              <table:table-cell office:value-type="float" office:value="11.7353542742031">
                <text:p>11.7353542742031</text:p>
              </table:table-cell>
              <table:table-cell office:value-type="float" office:value="11.9851362767133">
                <text:p>11.9851362767133</text:p>
              </table:table-cell>
              <table:table-cell office:value-type="float" office:value="12.039052275299">
                <text:p>12.039052275299</text:p>
              </table:table-cell>
              <table:table-cell office:value-type="float" office:value="12.6428194204347">
                <text:p>12.6428194204347</text:p>
              </table:table-cell>
              <table:table-cell office:value-type="float" office:value="13.0170229074814">
                <text:p>13.0170229074814</text:p>
              </table:table-cell>
              <table:table-cell office:value-type="float" office:value="13.0132667716027">
                <text:p>13.0132667716027</text:p>
              </table:table-cell>
              <table:table-cell office:value-type="float" office:value="12.9356969320895">
                <text:p>12.9356969320895</text:p>
              </table:table-cell>
              <table:table-cell office:value-type="float" office:value="13.7462619477878">
                <text:p>13.7462619477878</text:p>
              </table:table-cell>
              <table:table-cell office:value-type="float" office:value="14.1131857295601">
                <text:p>14.1131857295601</text:p>
              </table:table-cell>
              <table:table-cell office:value-type="float" office:value="14.220562214518">
                <text:p>14.220562214518</text:p>
              </table:table-cell>
              <table:table-cell office:value-type="float" office:value="14.265126341208">
                <text:p>14.265126341208</text:p>
              </table:table-cell>
              <table:table-cell office:value-type="float" office:value="14.6725610085941">
                <text:p>14.6725610085941</text:p>
              </table:table-cell>
              <table:table-cell office:value-type="float" office:value="15.1728755845957">
                <text:p>15.1728755845957</text:p>
              </table:table-cell>
              <table:table-cell office:value-type="float" office:value="15.0002111019307">
                <text:p>15.0002111019307</text:p>
              </table:table-cell>
              <table:table-cell office:value-type="float" office:value="15.067027516003">
                <text:p>15.067027516003</text:p>
              </table:table-cell>
              <table:table-cell office:value-type="float" office:value="15.7456236841944">
                <text:p>15.7456236841944</text:p>
              </table:table-cell>
              <table:table-cell office:value-type="float" office:value="15.9389468147015">
                <text:p>15.9389468147015</text:p>
              </table:table-cell>
              <table:table-cell office:value-type="float" office:value="16.109699242564">
                <text:p>16.109699242564</text:p>
              </table:table-cell>
              <table:table-cell office:value-type="float" office:value="16.2442486665982">
                <text:p>16.2442486665982</text:p>
              </table:table-cell>
              <table:table-cell office:value-type="float" office:value="16.6649115320015">
                <text:p>16.6649115320015</text:p>
              </table:table-cell>
              <table:table-cell office:value-type="float" office:value="17.0291537391765">
                <text:p>17.0291537391765</text:p>
              </table:table-cell>
              <table:table-cell office:value-type="float" office:value="16.9616598975792">
                <text:p>16.9616598975792</text:p>
              </table:table-cell>
              <table:table-cell office:value-type="float" office:value="17.0218008978641">
                <text:p>17.0218008978641</text:p>
              </table:table-cell>
              <table:table-cell office:value-type="float" office:value="17.2440370323589">
                <text:p>17.2440370323589</text:p>
              </table:table-cell>
              <table:table-cell office:value-type="float" office:value="17.8976419093113">
                <text:p>17.8976419093113</text:p>
              </table:table-cell>
              <table:table-cell office:value-type="float" office:value="17.6824761319973">
                <text:p>17.6824761319973</text:p>
              </table:table-cell>
              <table:table-cell office:value-type="float" office:value="17.8520524996881">
                <text:p>17.8520524996881</text:p>
              </table:table-cell>
              <table:table-cell office:value-type="float" office:value="18.1923930962083">
                <text:p>18.1923930962083</text:p>
              </table:table-cell>
              <table:table-cell office:value-type="float" office:value="18.2954337598311">
                <text:p>18.2954337598311</text:p>
              </table:table-cell>
              <table:table-cell office:value-type="float" office:value="18.634141369687">
                <text:p>18.634141369687</text:p>
              </table:table-cell>
              <table:table-cell office:value-type="float" office:value="18.4977048864685">
                <text:p>18.4977048864685</text:p>
              </table:table-cell>
              <table:table-cell office:value-type="float" office:value="18.7744510488702">
                <text:p>18.7744510488702</text:p>
              </table:table-cell>
              <table:table-cell office:value-type="float" office:value="18.9954215250419">
                <text:p>18.9954215250419</text:p>
              </table:table-cell>
              <table:table-cell office:value-type="float" office:value="19.3429659480097">
                <text:p>19.3429659480097</text:p>
              </table:table-cell>
              <table:table-cell office:value-type="float" office:value="19.1663219008111">
                <text:p>19.1663219008111</text:p>
              </table:table-cell>
              <table:table-cell office:value-type="float" office:value="19.9403812434399">
                <text:p>19.9403812434399</text:p>
              </table:table-cell>
              <table:table-cell office:value-type="float" office:value="19.781988648135">
                <text:p>19.781988648135</text:p>
              </table:table-cell>
              <table:table-cell office:value-type="float" office:value="20.1127491508872">
                <text:p>20.1127491508872</text:p>
              </table:table-cell>
              <table:table-cell office:value-type="float" office:value="19.7291875888558">
                <text:p>19.7291875888558</text:p>
              </table:table-cell>
              <table:table-cell office:value-type="float" office:value="20.1022176952397">
                <text:p>20.1022176952397</text:p>
              </table:table-cell>
              <table:table-cell office:value-type="float" office:value="20.3581435614558">
                <text:p>20.3581435614558</text:p>
              </table:table-cell>
              <table:table-cell office:value-type="float" office:value="20.4328083114387">
                <text:p>20.4328083114387</text:p>
              </table:table-cell>
              <table:table-cell office:value-type="float" office:value="20.9282681651807">
                <text:p>20.9282681651807</text:p>
              </table:table-cell>
              <table:table-cell office:value-type="float" office:value="20.8594084088735">
                <text:p>20.8594084088735</text:p>
              </table:table-cell>
              <table:table-cell office:value-type="float" office:value="20.7223984169718">
                <text:p>20.7223984169718</text:p>
              </table:table-cell>
              <table:table-cell office:value-type="float" office:value="20.9898063112747">
                <text:p>20.9898063112747</text:p>
              </table:table-cell>
              <table:table-cell office:value-type="float" office:value="21.246824080898">
                <text:p>21.246824080898</text:p>
              </table:table-cell>
              <table:table-cell office:value-type="float" office:value="21.1598543126675">
                <text:p>21.1598543126675</text:p>
              </table:table-cell>
              <table:table-cell office:value-type="float" office:value="21.6844891917402">
                <text:p>21.6844891917402</text:p>
              </table:table-cell>
              <table:table-cell office:value-type="float" office:value="21.7983631758738">
                <text:p>21.7983631758738</text:p>
              </table:table-cell>
              <table:table-cell office:value-type="float" office:value="21.5221034580116">
                <text:p>21.5221034580116</text:p>
              </table:table-cell>
              <table:table-cell office:value-type="float" office:value="21.5038729628417">
                <text:p>21.5038729628417</text:p>
              </table:table-cell>
              <table:table-cell office:value-type="float" office:value="21.742131585855">
                <text:p>21.742131585855</text:p>
              </table:table-cell>
              <table:table-cell office:value-type="float" office:value="22.127093376302">
                <text:p>22.127093376302</text:p>
              </table:table-cell>
              <table:table-cell office:value-type="float" office:value="21.906224841407">
                <text:p>21.906224841407</text:p>
              </table:table-cell>
              <table:table-cell office:value-type="float" office:value="22.4051800557185">
                <text:p>22.4051800557185</text:p>
              </table:table-cell>
              <table:table-cell office:value-type="float" office:value="22.2354992677859">
                <text:p>22.2354992677859</text:p>
              </table:table-cell>
              <table:table-cell office:value-type="float" office:value="22.3131790078887">
                <text:p>22.3131790078887</text:p>
              </table:table-cell>
              <table:table-cell office:value-type="float" office:value="22.6594368396246">
                <text:p>22.6594368396246</text:p>
              </table:table-cell>
              <table:table-cell office:value-type="float" office:value="23.3780203795963">
                <text:p>23.3780203795963</text:p>
              </table:table-cell>
              <table:table-cell office:value-type="float" office:value="22.8531695923214">
                <text:p>22.8531695923214</text:p>
              </table:table-cell>
              <table:table-cell office:value-type="float" office:value="22.8415012610112">
                <text:p>22.8415012610112</text:p>
              </table:table-cell>
              <table:table-cell office:value-type="float" office:value="22.8747856340169">
                <text:p>22.8747856340169</text:p>
              </table:table-cell>
              <table:table-cell office:value-type="float" office:value="22.8189806650849">
                <text:p>22.8189806650849</text:p>
              </table:table-cell>
              <table:table-cell office:value-type="float" office:value="22.9878549351525">
                <text:p>22.9878549351525</text:p>
              </table:table-cell>
              <table:table-cell office:value-type="float" office:value="23.0577434882232">
                <text:p>23.0577434882232</text:p>
              </table:table-cell>
              <table:table-cell office:value-type="float" office:value="23.5037269412342">
                <text:p>23.5037269412342</text:p>
              </table:table-cell>
              <table:table-cell office:value-type="float" office:value="22.8963069590019">
                <text:p>22.8963069590019</text:p>
              </table:table-cell>
              <table:table-cell office:value-type="float" office:value="23.4904467405929">
                <text:p>23.4904467405929</text:p>
              </table:table-cell>
              <table:table-cell office:value-type="float" office:value="23.4707500963113">
                <text:p>23.4707500963113</text:p>
              </table:table-cell>
              <table:table-cell office:value-type="float" office:value="22.8672693705501">
                <text:p>22.8672693705501</text:p>
              </table:table-cell>
              <table:table-cell office:value-type="float" office:value="23.3550719313753">
                <text:p>23.3550719313753</text:p>
              </table:table-cell>
              <table:table-cell office:value-type="float" office:value="23.1721827174819">
                <text:p>23.1721827174819</text:p>
              </table:table-cell>
              <table:table-cell office:value-type="float" office:value="23.8788968790907">
                <text:p>23.8788968790907</text:p>
              </table:table-cell>
              <table:table-cell office:value-type="float" office:value="23.7026723926637">
                <text:p>23.7026723926637</text:p>
              </table:table-cell>
              <table:table-cell office:value-type="float" office:value="23.7234427336711">
                <text:p>23.7234427336711</text:p>
              </table:table-cell>
              <table:table-cell office:value-type="float" office:value="24.3189697948378">
                <text:p>24.3189697948378</text:p>
              </table:table-cell>
              <table:table-cell office:value-type="float" office:value="23.1485367890758">
                <text:p>23.1485367890758</text:p>
              </table:table-cell>
              <table:table-cell office:value-type="float" office:value="23.1419766716747">
                <text:p>23.1419766716747</text:p>
              </table:table-cell>
              <table:table-cell office:value-type="float" office:value="23.7379336733383">
                <text:p>23.7379336733383</text:p>
              </table:table-cell>
              <table:table-cell office:value-type="float" office:value="23.3394617660473">
                <text:p>23.3394617660473</text:p>
              </table:table-cell>
              <table:table-cell office:value-type="float" office:value="23.655141562439">
                <text:p>23.655141562439</text:p>
              </table:table-cell>
              <table:table-cell office:value-type="float" office:value="23.7645377745343">
                <text:p>23.7645377745343</text:p>
              </table:table-cell>
              <table:table-cell office:value-type="float" office:value="23.5779289388571">
                <text:p>23.5779289388571</text:p>
              </table:table-cell>
              <table:table-cell office:value-type="float" office:value="23.5943709449593">
                <text:p>23.5943709449593</text:p>
              </table:table-cell>
              <table:table-cell office:value-type="float" office:value="23.8334810650646">
                <text:p>23.8334810650646</text:p>
              </table:table-cell>
              <table:table-cell office:value-type="float" office:value="23.5895198372555">
                <text:p>23.5895198372555</text:p>
              </table:table-cell>
              <table:table-cell office:value-type="float" office:value="23.5805494225701">
                <text:p>23.5805494225701</text:p>
              </table:table-cell>
              <table:table-cell office:value-type="float" office:value="24.5299589522287">
                <text:p>24.5299589522287</text:p>
              </table:table-cell>
              <table:table-cell office:value-type="float" office:value="24.2450636138927">
                <text:p>24.2450636138927</text:p>
              </table:table-cell>
              <table:table-cell office:value-type="float" office:value="24.3511246198469">
                <text:p>24.3511246198469</text:p>
              </table:table-cell>
              <table:table-cell office:value-type="float" office:value="24.1388688934809">
                <text:p>24.1388688934809</text:p>
              </table:table-cell>
              <table:table-cell office:value-type="float" office:value="23.8465972683279">
                <text:p>23.8465972683279</text:p>
              </table:table-cell>
              <table:table-cell office:value-type="float" office:value="23.5415705020158">
                <text:p>23.5415705020158</text:p>
              </table:table-cell>
              <table:table-cell office:value-type="float" office:value="23.0255185516309">
                <text:p>23.0255185516309</text:p>
              </table:table-cell>
              <table:table-cell office:value-type="float" office:value="24.2957423646198">
                <text:p>24.2957423646198</text:p>
              </table:table-cell>
              <table:table-cell office:value-type="float" office:value="24.2093234159747">
                <text:p>24.2093234159747</text:p>
              </table:table-cell>
              <table:table-cell office:value-type="float" office:value="24.3448433603583">
                <text:p>24.3448433603583</text:p>
              </table:table-cell>
              <table:table-cell office:value-type="float" office:value="22.7889837687686">
                <text:p>22.7889837687686</text:p>
              </table:table-cell>
              <table:table-cell office:value-type="float" office:value="24.557620626359">
                <text:p>24.557620626359</text:p>
              </table:table-cell>
              <table:table-cell office:value-type="float" office:value="24.0254484754779">
                <text:p>24.0254484754779</text:p>
              </table:table-cell>
              <table:table-cell office:value-type="float" office:value="24.1845592271357">
                <text:p>24.1845592271357</text:p>
              </table:table-cell>
              <table:table-cell office:value-type="float" office:value="24.0243221679858">
                <text:p>24.0243221679858</text:p>
              </table:table-cell>
              <table:table-cell office:value-type="float" office:value="23.9751270268173">
                <text:p>23.9751270268173</text:p>
              </table:table-cell>
              <table:table-cell office:value-type="float" office:value="23.6049347455982">
                <text:p>23.6049347455982</text:p>
              </table:table-cell>
              <table:table-cell office:value-type="float" office:value="24.4669397755838">
                <text:p>24.4669397755838</text:p>
              </table:table-cell>
              <table:table-cell office:value-type="float" office:value="23.9669034737827">
                <text:p>23.9669034737827</text:p>
              </table:table-cell>
              <table:table-cell office:value-type="float" office:value="23.495174159216">
                <text:p>23.495174159216</text:p>
              </table:table-cell>
              <table:table-cell office:value-type="float" office:value="23.8458384478261">
                <text:p>23.8458384478261</text:p>
              </table:table-cell>
              <table:table-cell office:value-type="float" office:value="25.0586754219136">
                <text:p>25.0586754219136</text:p>
              </table:table-cell>
              <table:table-cell office:value-type="float" office:value="23.8685484098151">
                <text:p>23.8685484098151</text:p>
              </table:table-cell>
              <table:table-cell office:value-type="float" office:value="24.3408518089399">
                <text:p>24.3408518089399</text:p>
              </table:table-cell>
              <table:table-cell office:value-type="float" office:value="24.9879139456474">
                <text:p>24.9879139456474</text:p>
              </table:table-cell>
              <table:table-cell office:value-type="float" office:value="23.4336534718288">
                <text:p>23.4336534718288</text:p>
              </table:table-cell>
              <table:table-cell office:value-type="float" office:value="23.0548986495131">
                <text:p>23.0548986495131</text:p>
              </table:table-cell>
              <table:table-cell office:value-type="float" office:value="23.5277232914664">
                <text:p>23.5277232914664</text:p>
              </table:table-cell>
              <table:table-cell office:value-type="float" office:value="23.6666558244803">
                <text:p>23.6666558244803</text:p>
              </table:table-cell>
              <table:table-cell office:value-type="float" office:value="23.919276770829">
                <text:p>23.919276770829</text:p>
              </table:table-cell>
              <table:table-cell office:value-type="float" office:value="22.7271915061439">
                <text:p>22.7271915061439</text:p>
              </table:table-cell>
              <table:table-cell office:value-type="float" office:value="23.7358681791251">
                <text:p>23.7358681791251</text:p>
              </table:table-cell>
              <table:table-cell office:value-type="float" office:value="25.1038527631315">
                <text:p>25.1038527631315</text:p>
              </table:table-cell>
              <table:table-cell office:value-type="float" office:value="23.6357168238919">
                <text:p>23.6357168238919</text:p>
              </table:table-cell>
              <table:table-cell office:value-type="float" office:value="23.1657825543282">
                <text:p>23.1657825543282</text:p>
              </table:table-cell>
              <table:table-cell office:value-type="float" office:value="24.5107178962464">
                <text:p>24.5107178962464</text:p>
              </table:table-cell>
              <table:table-cell office:value-type="float" office:value="23.5707206564573">
                <text:p>23.5707206564573</text:p>
              </table:table-cell>
              <table:table-cell office:value-type="float" office:value="22.8351103151855">
                <text:p>22.8351103151855</text:p>
              </table:table-cell>
              <table:table-cell office:value-type="float" office:value="24.0078214316521">
                <text:p>24.0078214316521</text:p>
              </table:table-cell>
              <table:table-cell office:value-type="float" office:value="23.8208269095908">
                <text:p>23.8208269095908</text:p>
              </table:table-cell>
              <table:table-cell office:value-type="float" office:value="23.3743199362217">
                <text:p>23.3743199362217</text:p>
              </table:table-cell>
              <table:table-cell office:value-type="float" office:value="23.1690745718518">
                <text:p>23.1690745718518</text:p>
              </table:table-cell>
              <table:table-cell office:value-type="float" office:value="24.3293602205432">
                <text:p>24.3293602205432</text:p>
              </table:table-cell>
              <table:table-cell office:value-type="float" office:value="23.2966917178362">
                <text:p>23.2966917178362</text:p>
              </table:table-cell>
              <table:table-cell office:value-type="float" office:value="23.5467201358562">
                <text:p>23.5467201358562</text:p>
              </table:table-cell>
              <table:table-cell office:value-type="float" office:value="22.8424145453094">
                <text:p>22.8424145453094</text:p>
              </table:table-cell>
              <table:table-cell office:value-type="float" office:value="23.1851093662759">
                <text:p>23.1851093662759</text:p>
              </table:table-cell>
              <table:table-cell office:value-type="float" office:value="23.832845278336">
                <text:p>23.832845278336</text:p>
              </table:table-cell>
              <table:table-cell office:value-type="float" office:value="23.6969507311146">
                <text:p>23.6969507311146</text:p>
              </table:table-cell>
              <table:table-cell office:value-type="float" office:value="24.2621371138981">
                <text:p>24.2621371138981</text:p>
              </table:table-cell>
              <table:table-cell office:value-type="float" office:value="22.9457697588429">
                <text:p>22.9457697588429</text:p>
              </table:table-cell>
              <table:table-cell office:value-type="float" office:value="23.5986208740156">
                <text:p>23.5986208740156</text:p>
              </table:table-cell>
              <table:table-cell office:value-type="float" office:value="21.9982990500849">
                <text:p>21.9982990500849</text:p>
              </table:table-cell>
              <table:table-cell office:value-type="float" office:value="22.8602642016763">
                <text:p>22.8602642016763</text:p>
              </table:table-cell>
              <table:table-cell office:value-type="float" office:value="23.2727017373374">
                <text:p>23.2727017373374</text:p>
              </table:table-cell>
              <table:table-cell office:value-type="float" office:value="23.5225897582243">
                <text:p>23.5225897582243</text:p>
              </table:table-cell>
              <table:table-cell office:value-type="float" office:value="22.3464948753626">
                <text:p>22.3464948753626</text:p>
              </table:table-cell>
              <table:table-cell office:value-type="float" office:value="22.9160492031175">
                <text:p>22.9160492031175</text:p>
              </table:table-cell>
              <table:table-cell office:value-type="float" office:value="22.5889950747893">
                <text:p>22.5889950747893</text:p>
              </table:table-cell>
              <table:table-cell office:value-type="float" office:value="22.7490633826518">
                <text:p>22.7490633826518</text:p>
              </table:table-cell>
              <table:table-cell office:value-type="float" office:value="23.140901134962">
                <text:p>23.140901134962</text:p>
              </table:table-cell>
              <table:table-cell office:value-type="float" office:value="22.5865026499472">
                <text:p>22.5865026499472</text:p>
              </table:table-cell>
              <table:table-cell office:value-type="float" office:value="23.2592077040415">
                <text:p>23.2592077040415</text:p>
              </table:table-cell>
              <table:table-cell office:value-type="float" office:value="22.5966920987791">
                <text:p>22.5966920987791</text:p>
              </table:table-cell>
              <table:table-cell office:value-type="float" office:value="21.771219118198">
                <text:p>21.771219118198</text:p>
              </table:table-cell>
              <table:table-cell office:value-type="float" office:value="23.3225377453171">
                <text:p>23.3225377453171</text:p>
              </table:table-cell>
              <table:table-cell office:value-type="float" office:value="23.2503121294911">
                <text:p>23.2503121294911</text:p>
              </table:table-cell>
              <table:table-cell office:value-type="float" office:value="22.553846968549">
                <text:p>22.553846968549</text:p>
              </table:table-cell>
              <table:table-cell office:value-type="float" office:value="22.327149231662">
                <text:p>22.327149231662</text:p>
              </table:table-cell>
              <table:table-cell office:value-type="float" office:value="22.1618672019897">
                <text:p>22.1618672019897</text:p>
              </table:table-cell>
              <table:table-cell office:value-type="float" office:value="23.214407459638">
                <text:p>23.214407459638</text:p>
              </table:table-cell>
              <table:table-cell office:value-type="float" office:value="22.7055798969633">
                <text:p>22.7055798969633</text:p>
              </table:table-cell>
              <table:table-cell office:value-type="float" office:value="22.5016798983654">
                <text:p>22.5016798983654</text:p>
              </table:table-cell>
              <table:table-cell office:value-type="float" office:value="22.6574628565459">
                <text:p>22.6574628565459</text:p>
              </table:table-cell>
              <table:table-cell office:value-type="float" office:value="22.8247271910522">
                <text:p>22.8247271910522</text:p>
              </table:table-cell>
              <table:table-cell office:value-type="float" office:value="22.7532222147453">
                <text:p>22.7532222147453</text:p>
              </table:table-cell>
              <table:table-cell office:value-type="float" office:value="23.7401612363736">
                <text:p>23.7401612363736</text:p>
              </table:table-cell>
              <table:table-cell office:value-type="float" office:value="22.3783151206168">
                <text:p>22.3783151206168</text:p>
              </table:table-cell>
              <table:table-cell office:value-type="float" office:value="22.3549164659226">
                <text:p>22.3549164659226</text:p>
              </table:table-cell>
              <table:table-cell office:value-type="float" office:value="21.5487093079862">
                <text:p>21.5487093079862</text:p>
              </table:table-cell>
              <table:table-cell office:value-type="float" office:value="23.0663778842265">
                <text:p>23.0663778842265</text:p>
              </table:table-cell>
              <table:table-cell office:value-type="float" office:value="22.3516259254868">
                <text:p>22.3516259254868</text:p>
              </table:table-cell>
              <table:table-cell office:value-type="float" office:value="22.6978012683511">
                <text:p>22.6978012683511</text:p>
              </table:table-cell>
              <table:table-cell office:value-type="float" office:value="21.3063668298834">
                <text:p>21.3063668298834</text:p>
              </table:table-cell>
              <table:table-cell office:value-type="float" office:value="22.6612603741915">
                <text:p>22.6612603741915</text:p>
              </table:table-cell>
              <table:table-cell office:value-type="float" office:value="21.8434891686012">
                <text:p>21.8434891686012</text:p>
              </table:table-cell>
              <table:table-cell office:value-type="float" office:value="22.9073839096551">
                <text:p>22.9073839096551</text:p>
              </table:table-cell>
              <table:table-cell office:value-type="float" office:value="22.3722886671524">
                <text:p>22.3722886671524</text:p>
              </table:table-cell>
              <table:table-cell office:value-type="float" office:value="22.7344156368264">
                <text:p>22.7344156368264</text:p>
              </table:table-cell>
              <table:table-cell office:value-type="float" office:value="21.5028381017155">
                <text:p>21.5028381017155</text:p>
              </table:table-cell>
              <table:table-cell office:value-type="float" office:value="21.284680496569">
                <text:p>21.284680496569</text:p>
              </table:table-cell>
              <table:table-cell office:value-type="float" office:value="21.6447883563154">
                <text:p>21.6447883563154</text:p>
              </table:table-cell>
              <table:table-cell office:value-type="float" office:value="22.1292747239544">
                <text:p>22.1292747239544</text:p>
              </table:table-cell>
              <table:table-cell office:value-type="float" office:value="21.7206967234347">
                <text:p>21.7206967234347</text:p>
              </table:table-cell>
              <table:table-cell office:value-type="float" office:value="21.5824094437131">
                <text:p>21.5824094437131</text:p>
              </table:table-cell>
              <table:table-cell office:value-type="float" office:value="22.305866603909">
                <text:p>22.305866603909</text:p>
              </table:table-cell>
              <table:table-cell office:value-type="float" office:value="22.1305077807901">
                <text:p>22.1305077807901</text:p>
              </table:table-cell>
              <table:table-cell office:value-type="float" office:value="22.2216575449657">
                <text:p>22.2216575449657</text:p>
              </table:table-cell>
              <table:table-cell office:value-type="float" office:value="20.4961754432494">
                <text:p>20.4961754432494</text:p>
              </table:table-cell>
              <table:table-cell office:value-type="float" office:value="22.6488853507923">
                <text:p>22.6488853507923</text:p>
              </table:table-cell>
              <table:table-cell office:value-type="float" office:value="22.7168432558297">
                <text:p>22.7168432558297</text:p>
              </table:table-cell>
              <table:table-cell office:value-type="float" office:value="21.7663340506556">
                <text:p>21.7663340506556</text:p>
              </table:table-cell>
              <table:table-cell office:value-type="float" office:value="22.1692192994085">
                <text:p>22.1692192994085</text:p>
              </table:table-cell>
              <table:table-cell office:value-type="float" office:value="21.4241015422459">
                <text:p>21.4241015422459</text:p>
              </table:table-cell>
              <table:table-cell office:value-type="float" office:value="21.6702029032193">
                <text:p>21.6702029032193</text:p>
              </table:table-cell>
              <table:table-cell office:value-type="float" office:value="21.8445125785243">
                <text:p>21.8445125785243</text:p>
              </table:table-cell>
              <table:table-cell office:value-type="float" office:value="21.8062025872486">
                <text:p>21.8062025872486</text:p>
              </table:table-cell>
              <table:table-cell office:value-type="float" office:value="21.6428324676405">
                <text:p>21.6428324676405</text:p>
              </table:table-cell>
              <table:table-cell office:value-type="float" office:value="21.5402285441052">
                <text:p>21.5402285441052</text:p>
              </table:table-cell>
              <table:table-cell office:value-type="float" office:value="21.4489538889085">
                <text:p>21.4489538889085</text:p>
              </table:table-cell>
              <table:table-cell office:value-type="float" office:value="20.9780051740819">
                <text:p>20.9780051740819</text:p>
              </table:table-cell>
              <table:table-cell office:value-type="float" office:value="21.6827013899316">
                <text:p>21.6827013899316</text:p>
              </table:table-cell>
              <table:table-cell office:value-type="float" office:value="21.7913468196262">
                <text:p>21.7913468196262</text:p>
              </table:table-cell>
              <table:table-cell office:value-type="float" office:value="21.8254825886019">
                <text:p>21.8254825886019</text:p>
              </table:table-cell>
              <table:table-cell office:value-type="float" office:value="20.6520600160336">
                <text:p>20.6520600160336</text:p>
              </table:table-cell>
              <table:table-cell office:value-type="float" office:value="20.5479233034327">
                <text:p>20.5479233034327</text:p>
              </table:table-cell>
              <table:table-cell office:value-type="float" office:value="20.8740142258105">
                <text:p>20.8740142258105</text:p>
              </table:table-cell>
              <table:table-cell office:value-type="float" office:value="20.6287412549444">
                <text:p>20.6287412549444</text:p>
              </table:table-cell>
              <table:table-cell office:value-type="float" office:value="20.9603409783998">
                <text:p>20.9603409783998</text:p>
              </table:table-cell>
            </table:table-row>
            <table:table-row>
              <table:table-cell office:value-type="string">
                <text:p>uts_omp_scatter</text:p>
              </table:table-cell>
              <table:table-cell office:value-type="float" office:value="0.959193610751567">
                <text:p>0.959193610751567</text:p>
              </table:table-cell>
              <table:table-cell office:value-type="float" office:value="1.68592587730675">
                <text:p>1.68592587730675</text:p>
              </table:table-cell>
              <table:table-cell office:value-type="float" office:value="2.5319308173903">
                <text:p>2.5319308173903</text:p>
              </table:table-cell>
              <table:table-cell office:value-type="float" office:value="3.37676065916047">
                <text:p>3.37676065916047</text:p>
              </table:table-cell>
              <table:table-cell office:value-type="float" office:value="4.17568787666781">
                <text:p>4.17568787666781</text:p>
              </table:table-cell>
              <table:table-cell office:value-type="float" office:value="5.02464669216054">
                <text:p>5.02464669216054</text:p>
              </table:table-cell>
              <table:table-cell office:value-type="float" office:value="5.83143959661254">
                <text:p>5.83143959661254</text:p>
              </table:table-cell>
              <table:table-cell office:value-type="float" office:value="6.64083880554378">
                <text:p>6.64083880554378</text:p>
              </table:table-cell>
              <table:table-cell office:value-type="float" office:value="7.44878942395101">
                <text:p>7.44878942395101</text:p>
              </table:table-cell>
              <table:table-cell office:value-type="float" office:value="8.24176048067595">
                <text:p>8.24176048067595</text:p>
              </table:table-cell>
              <table:table-cell office:value-type="float" office:value="9.04850957298554">
                <text:p>9.04850957298554</text:p>
              </table:table-cell>
              <table:table-cell office:value-type="float" office:value="9.84441395969754">
                <text:p>9.84441395969754</text:p>
              </table:table-cell>
              <table:table-cell office:value-type="float" office:value="10.5957488412696">
                <text:p>10.5957488412696</text:p>
              </table:table-cell>
              <table:table-cell office:value-type="float" office:value="11.3296631741691">
                <text:p>11.3296631741691</text:p>
              </table:table-cell>
              <table:table-cell office:value-type="float" office:value="12.0819006315181">
                <text:p>12.0819006315181</text:p>
              </table:table-cell>
              <table:table-cell office:value-type="float" office:value="12.8537876676322">
                <text:p>12.8537876676322</text:p>
              </table:table-cell>
              <table:table-cell office:value-type="float" office:value="13.595872494489">
                <text:p>13.595872494489</text:p>
              </table:table-cell>
              <table:table-cell office:value-type="float" office:value="14.2983675801575">
                <text:p>14.2983675801575</text:p>
              </table:table-cell>
              <table:table-cell office:value-type="float" office:value="14.925725748244">
                <text:p>14.925725748244</text:p>
              </table:table-cell>
              <table:table-cell office:value-type="float" office:value="15.4879281641519">
                <text:p>15.4879281641519</text:p>
              </table:table-cell>
              <table:table-cell office:value-type="float" office:value="16.5087297711382">
                <text:p>16.5087297711382</text:p>
              </table:table-cell>
              <table:table-cell office:value-type="float" office:value="17.0949601892774">
                <text:p>17.0949601892774</text:p>
              </table:table-cell>
              <table:table-cell office:value-type="float" office:value="17.6566475710339">
                <text:p>17.6566475710339</text:p>
              </table:table-cell>
              <table:table-cell office:value-type="float" office:value="18.4624212604055">
                <text:p>18.4624212604055</text:p>
              </table:table-cell>
              <table:table-cell office:value-type="float" office:value="18.8003264395359">
                <text:p>18.8003264395359</text:p>
              </table:table-cell>
              <table:table-cell office:value-type="float" office:value="19.5127249038345">
                <text:p>19.5127249038345</text:p>
              </table:table-cell>
              <table:table-cell office:value-type="float" office:value="20.4633372538196">
                <text:p>20.4633372538196</text:p>
              </table:table-cell>
              <table:table-cell office:value-type="float" office:value="20.9656182340201">
                <text:p>20.9656182340201</text:p>
              </table:table-cell>
              <table:table-cell office:value-type="float" office:value="21.5271887013727">
                <text:p>21.5271887013727</text:p>
              </table:table-cell>
              <table:table-cell office:value-type="float" office:value="22.1215979478095">
                <text:p>22.1215979478095</text:p>
              </table:table-cell>
              <table:table-cell office:value-type="float" office:value="22.5356088339297">
                <text:p>22.5356088339297</text:p>
              </table:table-cell>
              <table:table-cell office:value-type="float" office:value="23.3354295459301">
                <text:p>23.3354295459301</text:p>
              </table:table-cell>
              <table:table-cell office:value-type="float" office:value="23.9337655087867">
                <text:p>23.9337655087867</text:p>
              </table:table-cell>
              <table:table-cell office:value-type="float" office:value="24.2445068973814">
                <text:p>24.2445068973814</text:p>
              </table:table-cell>
              <table:table-cell office:value-type="float" office:value="25.0486880828124">
                <text:p>25.0486880828124</text:p>
              </table:table-cell>
              <table:table-cell office:value-type="float" office:value="25.2019175846117">
                <text:p>25.2019175846117</text:p>
              </table:table-cell>
              <table:table-cell office:value-type="float" office:value="25.8321668820277">
                <text:p>25.8321668820277</text:p>
              </table:table-cell>
              <table:table-cell office:value-type="float" office:value="26.2468318788818">
                <text:p>26.2468318788818</text:p>
              </table:table-cell>
              <table:table-cell office:value-type="float" office:value="26.2822095658418">
                <text:p>26.2822095658418</text:p>
              </table:table-cell>
              <table:table-cell office:value-type="float" office:value="26.8633304416662">
                <text:p>26.8633304416662</text:p>
              </table:table-cell>
              <table:table-cell office:value-type="float" office:value="27.3308768665674">
                <text:p>27.3308768665674</text:p>
              </table:table-cell>
              <table:table-cell office:value-type="float" office:value="27.8617358667656">
                <text:p>27.8617358667656</text:p>
              </table:table-cell>
              <table:table-cell office:value-type="float" office:value="28.5678072975618">
                <text:p>28.5678072975618</text:p>
              </table:table-cell>
              <table:table-cell office:value-type="float" office:value="28.8547506387852">
                <text:p>28.8547506387852</text:p>
              </table:table-cell>
              <table:table-cell office:value-type="float" office:value="28.6951189181474">
                <text:p>28.6951189181474</text:p>
              </table:table-cell>
              <table:table-cell office:value-type="float" office:value="29.5344016160879">
                <text:p>29.5344016160879</text:p>
              </table:table-cell>
              <table:table-cell office:value-type="float" office:value="29.8208559498256">
                <text:p>29.8208559498256</text:p>
              </table:table-cell>
              <table:table-cell office:value-type="float" office:value="29.8578070559375">
                <text:p>29.8578070559375</text:p>
              </table:table-cell>
              <table:table-cell office:value-type="float" office:value="30.9209124016916">
                <text:p>30.9209124016916</text:p>
              </table:table-cell>
              <table:table-cell office:value-type="float" office:value="31.4028641863623">
                <text:p>31.4028641863623</text:p>
              </table:table-cell>
              <table:table-cell office:value-type="float" office:value="31.1006856264788">
                <text:p>31.1006856264788</text:p>
              </table:table-cell>
              <table:table-cell office:value-type="float" office:value="30.8661866953955">
                <text:p>30.8661866953955</text:p>
              </table:table-cell>
              <table:table-cell office:value-type="float" office:value="31.4263896655535">
                <text:p>31.4263896655535</text:p>
              </table:table-cell>
              <table:table-cell office:value-type="float" office:value="32.082109222224">
                <text:p>32.082109222224</text:p>
              </table:table-cell>
              <table:table-cell office:value-type="float" office:value="32.4928177922345">
                <text:p>32.4928177922345</text:p>
              </table:table-cell>
              <table:table-cell office:value-type="float" office:value="32.5222081139197">
                <text:p>32.5222081139197</text:p>
              </table:table-cell>
              <table:table-cell office:value-type="float" office:value="33.0192817940192">
                <text:p>33.0192817940192</text:p>
              </table:table-cell>
              <table:table-cell office:value-type="float" office:value="32.9429426960842">
                <text:p>32.9429426960842</text:p>
              </table:table-cell>
              <table:table-cell office:value-type="float" office:value="34.113153974099">
                <text:p>34.113153974099</text:p>
              </table:table-cell>
              <table:table-cell office:value-type="float" office:value="32.8321904073724">
                <text:p>32.8321904073724</text:p>
              </table:table-cell>
              <table:table-cell office:value-type="float" office:value="34.5331469031502">
                <text:p>34.5331469031502</text:p>
              </table:table-cell>
              <table:table-cell office:value-type="float" office:value="33.0118845646372">
                <text:p>33.0118845646372</text:p>
              </table:table-cell>
              <table:table-cell office:value-type="float" office:value="33.2484304437052">
                <text:p>33.2484304437052</text:p>
              </table:table-cell>
              <table:table-cell office:value-type="float" office:value="32.3010637716863">
                <text:p>32.3010637716863</text:p>
              </table:table-cell>
              <table:table-cell office:value-type="float" office:value="33.322887501097">
                <text:p>33.322887501097</text:p>
              </table:table-cell>
              <table:table-cell office:value-type="float" office:value="34.1681983534938">
                <text:p>34.1681983534938</text:p>
              </table:table-cell>
              <table:table-cell office:value-type="float" office:value="33.1263890797862">
                <text:p>33.1263890797862</text:p>
              </table:table-cell>
              <table:table-cell office:value-type="float" office:value="33.7733889872042">
                <text:p>33.7733889872042</text:p>
              </table:table-cell>
              <table:table-cell office:value-type="float" office:value="34.2865700539144">
                <text:p>34.2865700539144</text:p>
              </table:table-cell>
              <table:table-cell office:value-type="float" office:value="35.6229274682294">
                <text:p>35.6229274682294</text:p>
              </table:table-cell>
              <table:table-cell office:value-type="float" office:value="33.2779570933799">
                <text:p>33.2779570933799</text:p>
              </table:table-cell>
              <table:table-cell office:value-type="float" office:value="33.6368918764688">
                <text:p>33.6368918764688</text:p>
              </table:table-cell>
              <table:table-cell office:value-type="float" office:value="34.1921259976306">
                <text:p>34.1921259976306</text:p>
              </table:table-cell>
              <table:table-cell office:value-type="float" office:value="35.4505459168998">
                <text:p>35.4505459168998</text:p>
              </table:table-cell>
              <table:table-cell office:value-type="float" office:value="34.1111504408009">
                <text:p>34.1111504408009</text:p>
              </table:table-cell>
              <table:table-cell office:value-type="float" office:value="34.9080210057905">
                <text:p>34.9080210057905</text:p>
              </table:table-cell>
              <table:table-cell office:value-type="float" office:value="34.0075358592793">
                <text:p>34.0075358592793</text:p>
              </table:table-cell>
              <table:table-cell office:value-type="float" office:value="33.6604383144604">
                <text:p>33.6604383144604</text:p>
              </table:table-cell>
              <table:table-cell office:value-type="float" office:value="33.3484453495879">
                <text:p>33.3484453495879</text:p>
              </table:table-cell>
              <table:table-cell office:value-type="float" office:value="35.5189703537356">
                <text:p>35.5189703537356</text:p>
              </table:table-cell>
              <table:table-cell office:value-type="float" office:value="34.1726208554932">
                <text:p>34.1726208554932</text:p>
              </table:table-cell>
              <table:table-cell office:value-type="float" office:value="35.0663044313916">
                <text:p>35.0663044313916</text:p>
              </table:table-cell>
              <table:table-cell office:value-type="float" office:value="35.879567616848">
                <text:p>35.879567616848</text:p>
              </table:table-cell>
              <table:table-cell office:value-type="float" office:value="34.5905947289498">
                <text:p>34.5905947289498</text:p>
              </table:table-cell>
              <table:table-cell office:value-type="float" office:value="35.5906850421098">
                <text:p>35.5906850421098</text:p>
              </table:table-cell>
              <table:table-cell office:value-type="float" office:value="33.4598787830716">
                <text:p>33.4598787830716</text:p>
              </table:table-cell>
              <table:table-cell office:value-type="float" office:value="34.9765678744281">
                <text:p>34.9765678744281</text:p>
              </table:table-cell>
              <table:table-cell office:value-type="float" office:value="35.1492867459953">
                <text:p>35.1492867459953</text:p>
              </table:table-cell>
              <table:table-cell office:value-type="float" office:value="35.2634476783804">
                <text:p>35.2634476783804</text:p>
              </table:table-cell>
              <table:table-cell office:value-type="float" office:value="33.5385061736804">
                <text:p>33.5385061736804</text:p>
              </table:table-cell>
              <table:table-cell office:value-type="float" office:value="32.8055024928795">
                <text:p>32.8055024928795</text:p>
              </table:table-cell>
              <table:table-cell office:value-type="float" office:value="34.5407452736188">
                <text:p>34.5407452736188</text:p>
              </table:table-cell>
              <table:table-cell office:value-type="float" office:value="33.9803038370795">
                <text:p>33.9803038370795</text:p>
              </table:table-cell>
              <table:table-cell office:value-type="float" office:value="34.2359106609734">
                <text:p>34.2359106609734</text:p>
              </table:table-cell>
              <table:table-cell office:value-type="float" office:value="34.2839645095791">
                <text:p>34.2839645095791</text:p>
              </table:table-cell>
              <table:table-cell office:value-type="float" office:value="34.75044103209">
                <text:p>34.75044103209</text:p>
              </table:table-cell>
              <table:table-cell office:value-type="float" office:value="34.0796941817514">
                <text:p>34.0796941817514</text:p>
              </table:table-cell>
              <table:table-cell office:value-type="float" office:value="33.6503219842741">
                <text:p>33.6503219842741</text:p>
              </table:table-cell>
              <table:table-cell office:value-type="float" office:value="34.0635131819149">
                <text:p>34.0635131819149</text:p>
              </table:table-cell>
              <table:table-cell office:value-type="float" office:value="32.3108641972534">
                <text:p>32.3108641972534</text:p>
              </table:table-cell>
              <table:table-cell office:value-type="float" office:value="33.8886823998456">
                <text:p>33.8886823998456</text:p>
              </table:table-cell>
              <table:table-cell office:value-type="float" office:value="33.1599824346279">
                <text:p>33.1599824346279</text:p>
              </table:table-cell>
              <table:table-cell office:value-type="float" office:value="32.8095175024804">
                <text:p>32.8095175024804</text:p>
              </table:table-cell>
              <table:table-cell office:value-type="float" office:value="32.9582477562497">
                <text:p>32.9582477562497</text:p>
              </table:table-cell>
              <table:table-cell office:value-type="float" office:value="34.4767677119702">
                <text:p>34.4767677119702</text:p>
              </table:table-cell>
              <table:table-cell office:value-type="float" office:value="32.7379880672458">
                <text:p>32.7379880672458</text:p>
              </table:table-cell>
              <table:table-cell office:value-type="float" office:value="32.8251009760012">
                <text:p>32.8251009760012</text:p>
              </table:table-cell>
              <table:table-cell office:value-type="float" office:value="33.4403817275138">
                <text:p>33.4403817275138</text:p>
              </table:table-cell>
              <table:table-cell office:value-type="float" office:value="32.2838057128378">
                <text:p>32.2838057128378</text:p>
              </table:table-cell>
              <table:table-cell office:value-type="float" office:value="33.2158690470367">
                <text:p>33.2158690470367</text:p>
              </table:table-cell>
              <table:table-cell office:value-type="float" office:value="33.7066118345781">
                <text:p>33.7066118345781</text:p>
              </table:table-cell>
              <table:table-cell office:value-type="float" office:value="33.0580506620591">
                <text:p>33.0580506620591</text:p>
              </table:table-cell>
              <table:table-cell office:value-type="float" office:value="35.0078296511598">
                <text:p>35.0078296511598</text:p>
              </table:table-cell>
              <table:table-cell office:value-type="float" office:value="34.5391620762952">
                <text:p>34.5391620762952</text:p>
              </table:table-cell>
              <table:table-cell office:value-type="float" office:value="32.2910598842402">
                <text:p>32.2910598842402</text:p>
              </table:table-cell>
              <table:table-cell office:value-type="float" office:value="32.3920497904692">
                <text:p>32.3920497904692</text:p>
              </table:table-cell>
              <table:table-cell office:value-type="float" office:value="31.6239035671066">
                <text:p>31.6239035671066</text:p>
              </table:table-cell>
              <table:table-cell office:value-type="float" office:value="32.9393695770344">
                <text:p>32.9393695770344</text:p>
              </table:table-cell>
              <table:table-cell office:value-type="float" office:value="33.1498489602697">
                <text:p>33.1498489602697</text:p>
              </table:table-cell>
              <table:table-cell office:value-type="float" office:value="31.650082235189">
                <text:p>31.650082235189</text:p>
              </table:table-cell>
              <table:table-cell office:value-type="float" office:value="32.6646876586666">
                <text:p>32.6646876586666</text:p>
              </table:table-cell>
              <table:table-cell office:value-type="float" office:value="31.1331999433486">
                <text:p>31.1331999433486</text:p>
              </table:table-cell>
              <table:table-cell office:value-type="float" office:value="32.8757769334303">
                <text:p>32.8757769334303</text:p>
              </table:table-cell>
              <table:table-cell office:value-type="float" office:value="33.0758485373212">
                <text:p>33.0758485373212</text:p>
              </table:table-cell>
              <table:table-cell office:value-type="float" office:value="31.2222550386064">
                <text:p>31.2222550386064</text:p>
              </table:table-cell>
              <table:table-cell office:value-type="float" office:value="31.6726051142818">
                <text:p>31.6726051142818</text:p>
              </table:table-cell>
              <table:table-cell office:value-type="float" office:value="32.5611412022333">
                <text:p>32.5611412022333</text:p>
              </table:table-cell>
              <table:table-cell office:value-type="float" office:value="30.2268578962211">
                <text:p>30.2268578962211</text:p>
              </table:table-cell>
              <table:table-cell office:value-type="float" office:value="31.9409155108225">
                <text:p>31.9409155108225</text:p>
              </table:table-cell>
              <table:table-cell office:value-type="float" office:value="29.4482000793684">
                <text:p>29.4482000793684</text:p>
              </table:table-cell>
              <table:table-cell office:value-type="float" office:value="31.3303155502897">
                <text:p>31.3303155502897</text:p>
              </table:table-cell>
              <table:table-cell office:value-type="float" office:value="31.6308065615167">
                <text:p>31.6308065615167</text:p>
              </table:table-cell>
              <table:table-cell office:value-type="float" office:value="30.1327099656658">
                <text:p>30.1327099656658</text:p>
              </table:table-cell>
              <table:table-cell office:value-type="float" office:value="29.5522025417561">
                <text:p>29.5522025417561</text:p>
              </table:table-cell>
              <table:table-cell office:value-type="float" office:value="31.5531090135944">
                <text:p>31.5531090135944</text:p>
              </table:table-cell>
              <table:table-cell office:value-type="float" office:value="27.7035166074572">
                <text:p>27.7035166074572</text:p>
              </table:table-cell>
              <table:table-cell office:value-type="float" office:value="28.5420469711467">
                <text:p>28.5420469711467</text:p>
              </table:table-cell>
              <table:table-cell office:value-type="float" office:value="30.2449457002681">
                <text:p>30.2449457002681</text:p>
              </table:table-cell>
              <table:table-cell office:value-type="float" office:value="29.4440511798953">
                <text:p>29.4440511798953</text:p>
              </table:table-cell>
              <table:table-cell office:value-type="float" office:value="29.088160018978">
                <text:p>29.088160018978</text:p>
              </table:table-cell>
              <table:table-cell office:value-type="float" office:value="31.0425429914532">
                <text:p>31.0425429914532</text:p>
              </table:table-cell>
              <table:table-cell office:value-type="float" office:value="28.0047318395502">
                <text:p>28.0047318395502</text:p>
              </table:table-cell>
              <table:table-cell office:value-type="float" office:value="28.0322368674413">
                <text:p>28.0322368674413</text:p>
              </table:table-cell>
              <table:table-cell office:value-type="float" office:value="28.2353963428344">
                <text:p>28.2353963428344</text:p>
              </table:table-cell>
              <table:table-cell office:value-type="float" office:value="29.5034405830629">
                <text:p>29.5034405830629</text:p>
              </table:table-cell>
              <table:table-cell office:value-type="float" office:value="28.9542773458169">
                <text:p>28.9542773458169</text:p>
              </table:table-cell>
              <table:table-cell office:value-type="float" office:value="28.322964267978">
                <text:p>28.322964267978</text:p>
              </table:table-cell>
              <table:table-cell office:value-type="float" office:value="28.7675489352663">
                <text:p>28.7675489352663</text:p>
              </table:table-cell>
              <table:table-cell office:value-type="float" office:value="29.9592151512734">
                <text:p>29.9592151512734</text:p>
              </table:table-cell>
              <table:table-cell office:value-type="float" office:value="27.0145748156945">
                <text:p>27.0145748156945</text:p>
              </table:table-cell>
              <table:table-cell office:value-type="float" office:value="26.6719696655232">
                <text:p>26.6719696655232</text:p>
              </table:table-cell>
              <table:table-cell office:value-type="float" office:value="27.1100258877123">
                <text:p>27.1100258877123</text:p>
              </table:table-cell>
              <table:table-cell office:value-type="float" office:value="28.5962364886879">
                <text:p>28.5962364886879</text:p>
              </table:table-cell>
              <table:table-cell office:value-type="float" office:value="26.9623439809977">
                <text:p>26.9623439809977</text:p>
              </table:table-cell>
              <table:table-cell office:value-type="float" office:value="27.3447412597744">
                <text:p>27.3447412597744</text:p>
              </table:table-cell>
              <table:table-cell office:value-type="float" office:value="27.6716640214863">
                <text:p>27.6716640214863</text:p>
              </table:table-cell>
              <table:table-cell office:value-type="float" office:value="27.0441865692631">
                <text:p>27.0441865692631</text:p>
              </table:table-cell>
              <table:table-cell office:value-type="float" office:value="28.403950823104">
                <text:p>28.403950823104</text:p>
              </table:table-cell>
              <table:table-cell office:value-type="float" office:value="28.3181543059369">
                <text:p>28.3181543059369</text:p>
              </table:table-cell>
              <table:table-cell office:value-type="float" office:value="27.7162681509178">
                <text:p>27.7162681509178</text:p>
              </table:table-cell>
              <table:table-cell office:value-type="float" office:value="27.0191930734094">
                <text:p>27.0191930734094</text:p>
              </table:table-cell>
              <table:table-cell office:value-type="float" office:value="26.8054592688945">
                <text:p>26.8054592688945</text:p>
              </table:table-cell>
              <table:table-cell office:value-type="float" office:value="26.2346458567687">
                <text:p>26.2346458567687</text:p>
              </table:table-cell>
              <table:table-cell office:value-type="float" office:value="26.3209824431569">
                <text:p>26.3209824431569</text:p>
              </table:table-cell>
              <table:table-cell office:value-type="float" office:value="25.6250684172512">
                <text:p>25.6250684172512</text:p>
              </table:table-cell>
              <table:table-cell office:value-type="float" office:value="28.2575182104376">
                <text:p>28.2575182104376</text:p>
              </table:table-cell>
              <table:table-cell office:value-type="float" office:value="26.9464316359787">
                <text:p>26.9464316359787</text:p>
              </table:table-cell>
              <table:table-cell office:value-type="float" office:value="26.2671095639935">
                <text:p>26.2671095639935</text:p>
              </table:table-cell>
              <table:table-cell office:value-type="float" office:value="26.3634042252253">
                <text:p>26.3634042252253</text:p>
              </table:table-cell>
              <table:table-cell office:value-type="float" office:value="25.5190636223364">
                <text:p>25.5190636223364</text:p>
              </table:table-cell>
              <table:table-cell office:value-type="float" office:value="27.029314947834">
                <text:p>27.029314947834</text:p>
              </table:table-cell>
              <table:table-cell office:value-type="float" office:value="26.3037977201108">
                <text:p>26.3037977201108</text:p>
              </table:table-cell>
              <table:table-cell office:value-type="float" office:value="27.3965216337587">
                <text:p>27.3965216337587</text:p>
              </table:table-cell>
              <table:table-cell office:value-type="float" office:value="26.4940623341391">
                <text:p>26.4940623341391</text:p>
              </table:table-cell>
              <table:table-cell office:value-type="float" office:value="27.2542177607114">
                <text:p>27.2542177607114</text:p>
              </table:table-cell>
              <table:table-cell office:value-type="float" office:value="25.7872612454466">
                <text:p>25.7872612454466</text:p>
              </table:table-cell>
              <table:table-cell office:value-type="float" office:value="25.5012721312701">
                <text:p>25.5012721312701</text:p>
              </table:table-cell>
              <table:table-cell office:value-type="float" office:value="24.9877662093852">
                <text:p>24.9877662093852</text:p>
              </table:table-cell>
              <table:table-cell office:value-type="float" office:value="24.4878456543338">
                <text:p>24.4878456543338</text:p>
              </table:table-cell>
              <table:table-cell office:value-type="float" office:value="25.087642103561">
                <text:p>25.087642103561</text:p>
              </table:table-cell>
              <table:table-cell office:value-type="float" office:value="25.3108950415876">
                <text:p>25.3108950415876</text:p>
              </table:table-cell>
              <table:table-cell office:value-type="float" office:value="25.5986740057042">
                <text:p>25.5986740057042</text:p>
              </table:table-cell>
              <table:table-cell office:value-type="float" office:value="24.2449623250781">
                <text:p>24.2449623250781</text:p>
              </table:table-cell>
              <table:table-cell office:value-type="float" office:value="25.2982905157326">
                <text:p>25.2982905157326</text:p>
              </table:table-cell>
              <table:table-cell office:value-type="float" office:value="24.0887084009735">
                <text:p>24.0887084009735</text:p>
              </table:table-cell>
              <table:table-cell office:value-type="float" office:value="24.8369980179324">
                <text:p>24.8369980179324</text:p>
              </table:table-cell>
              <table:table-cell office:value-type="float" office:value="24.7099238556781">
                <text:p>24.7099238556781</text:p>
              </table:table-cell>
              <table:table-cell office:value-type="float" office:value="24.2700955160729">
                <text:p>24.2700955160729</text:p>
              </table:table-cell>
              <table:table-cell office:value-type="float" office:value="23.6212143008774">
                <text:p>23.6212143008774</text:p>
              </table:table-cell>
              <table:table-cell office:value-type="float" office:value="24.5160115786772">
                <text:p>24.5160115786772</text:p>
              </table:table-cell>
              <table:table-cell office:value-type="float" office:value="24.4382265474016">
                <text:p>24.4382265474016</text:p>
              </table:table-cell>
              <table:table-cell office:value-type="float" office:value="24.327186224599">
                <text:p>24.327186224599</text:p>
              </table:table-cell>
              <table:table-cell office:value-type="float" office:value="22.738005374795">
                <text:p>22.738005374795</text:p>
              </table:table-cell>
              <table:table-cell office:value-type="float" office:value="23.5522820137112">
                <text:p>23.5522820137112</text:p>
              </table:table-cell>
              <table:table-cell office:value-type="float" office:value="23.8112648607255">
                <text:p>23.8112648607255</text:p>
              </table:table-cell>
              <table:table-cell office:value-type="float" office:value="23.5840560410782">
                <text:p>23.5840560410782</text:p>
              </table:table-cell>
              <table:table-cell office:value-type="float" office:value="23.7599847805286">
                <text:p>23.7599847805286</text:p>
              </table:table-cell>
              <table:table-cell office:value-type="float" office:value="22.1563968113642">
                <text:p>22.1563968113642</text:p>
              </table:table-cell>
              <table:table-cell office:value-type="float" office:value="24.7683525900442">
                <text:p>24.7683525900442</text:p>
              </table:table-cell>
              <table:table-cell office:value-type="float" office:value="23.3421661010828">
                <text:p>23.3421661010828</text:p>
              </table:table-cell>
              <table:table-cell office:value-type="float" office:value="23.3072244422786">
                <text:p>23.3072244422786</text:p>
              </table:table-cell>
              <table:table-cell office:value-type="float" office:value="23.3714120844229">
                <text:p>23.3714120844229</text:p>
              </table:table-cell>
              <table:table-cell office:value-type="float" office:value="22.7690505408044">
                <text:p>22.7690505408044</text:p>
              </table:table-cell>
              <table:table-cell office:value-type="float" office:value="23.9794780142981">
                <text:p>23.9794780142981</text:p>
              </table:table-cell>
              <table:table-cell office:value-type="float" office:value="22.9458226861703">
                <text:p>22.9458226861703</text:p>
              </table:table-cell>
              <table:table-cell office:value-type="float" office:value="23.3505531397024">
                <text:p>23.3505531397024</text:p>
              </table:table-cell>
              <table:table-cell office:value-type="float" office:value="22.805291080519">
                <text:p>22.805291080519</text:p>
              </table:table-cell>
              <table:table-cell office:value-type="float" office:value="21.769818300607">
                <text:p>21.769818300607</text:p>
              </table:table-cell>
              <table:table-cell office:value-type="float" office:value="22.6608549785629">
                <text:p>22.6608549785629</text:p>
              </table:table-cell>
              <table:table-cell office:value-type="float" office:value="22.2237831321654">
                <text:p>22.2237831321654</text:p>
              </table:table-cell>
              <table:table-cell office:value-type="float" office:value="22.9588192282716">
                <text:p>22.9588192282716</text:p>
              </table:table-cell>
              <table:table-cell office:value-type="float" office:value="23.800129687128">
                <text:p>23.800129687128</text:p>
              </table:table-cell>
              <table:table-cell office:value-type="float" office:value="21.560437944847">
                <text:p>21.560437944847</text:p>
              </table:table-cell>
              <table:table-cell office:value-type="float" office:value="22.5480829150795">
                <text:p>22.5480829150795</text:p>
              </table:table-cell>
              <table:table-cell office:value-type="float" office:value="22.130307564678">
                <text:p>22.130307564678</text:p>
              </table:table-cell>
              <table:table-cell office:value-type="float" office:value="21.7940927822172">
                <text:p>21.7940927822172</text:p>
              </table:table-cell>
              <table:table-cell office:value-type="float" office:value="22.0647292783119">
                <text:p>22.0647292783119</text:p>
              </table:table-cell>
              <table:table-cell office:value-type="float" office:value="21.957120498524">
                <text:p>21.957120498524</text:p>
              </table:table-cell>
              <table:table-cell office:value-type="float" office:value="21.239161510214">
                <text:p>21.239161510214</text:p>
              </table:table-cell>
              <table:table-cell office:value-type="float" office:value="21.1921193428687">
                <text:p>21.1921193428687</text:p>
              </table:table-cell>
              <table:table-cell office:value-type="float" office:value="22.1182599773691">
                <text:p>22.1182599773691</text:p>
              </table:table-cell>
              <table:table-cell office:value-type="float" office:value="21.1479415072703">
                <text:p>21.1479415072703</text:p>
              </table:table-cell>
              <table:table-cell office:value-type="float" office:value="22.2082398755965">
                <text:p>22.2082398755965</text:p>
              </table:table-cell>
              <table:table-cell office:value-type="float" office:value="21.6679089950216">
                <text:p>21.6679089950216</text:p>
              </table:table-cell>
              <table:table-cell office:value-type="float" office:value="22.1688139516515">
                <text:p>22.1688139516515</text:p>
              </table:table-cell>
              <table:table-cell office:value-type="float" office:value="20.7217515535943">
                <text:p>20.7217515535943</text:p>
              </table:table-cell>
              <table:table-cell office:value-type="float" office:value="21.853423299401">
                <text:p>21.853423299401</text:p>
              </table:table-cell>
              <table:table-cell office:value-type="float" office:value="21.6414380671511">
                <text:p>21.6414380671511</text:p>
              </table:table-cell>
              <table:table-cell office:value-type="float" office:value="21.3244041279139">
                <text:p>21.3244041279139</text:p>
              </table:table-cell>
              <table:table-cell office:value-type="float" office:value="20.9276429111871">
                <text:p>20.9276429111871</text:p>
              </table:table-cell>
              <table:table-cell office:value-type="float" office:value="20.9168468541501">
                <text:p>20.9168468541501</text:p>
              </table:table-cell>
              <table:table-cell office:value-type="float" office:value="20.687591577953">
                <text:p>20.687591577953</text:p>
              </table:table-cell>
              <table:table-cell office:value-type="float" office:value="20.8314812203574">
                <text:p>20.8314812203574</text:p>
              </table:table-cell>
              <table:table-cell office:value-type="float" office:value="22.2330024879076">
                <text:p>22.2330024879076</text:p>
              </table:table-cell>
              <table:table-cell office:value-type="float" office:value="20.8289132721823">
                <text:p>20.8289132721823</text:p>
              </table:table-cell>
              <table:table-cell office:value-type="float" office:value="20.3286477420396">
                <text:p>20.3286477420396</text:p>
              </table:table-cell>
              <table:table-cell office:value-type="float" office:value="21.4303529173036">
                <text:p>21.4303529173036</text:p>
              </table:table-cell>
              <table:table-cell office:value-type="float" office:value="20.2583350059624">
                <text:p>20.2583350059624</text:p>
              </table:table-cell>
              <table:table-cell office:value-type="float" office:value="20.1701561371265">
                <text:p>20.1701561371265</text:p>
              </table:table-cell>
              <table:table-cell office:value-type="float" office:value="21.1232500048976">
                <text:p>21.1232500048976</text:p>
              </table:table-cell>
            </table:table-row>
            <table:table-row>
              <table:table-cell office:value-type="string">
                <text:p>uts_omp_balanced</text:p>
              </table:table-cell>
              <table:table-cell office:value-type="float" office:value="0.959229153971305">
                <text:p>0.959229153971305</text:p>
              </table:table-cell>
              <table:table-cell office:value-type="float" office:value="1.69073537884188">
                <text:p>1.69073537884188</text:p>
              </table:table-cell>
              <table:table-cell office:value-type="float" office:value="2.52969159907171">
                <text:p>2.52969159907171</text:p>
              </table:table-cell>
              <table:table-cell office:value-type="float" office:value="3.37646473930926">
                <text:p>3.37646473930926</text:p>
              </table:table-cell>
              <table:table-cell office:value-type="float" office:value="4.17759828087005">
                <text:p>4.17759828087005</text:p>
              </table:table-cell>
              <table:table-cell office:value-type="float" office:value="5.00012758714758">
                <text:p>5.00012758714758</text:p>
              </table:table-cell>
              <table:table-cell office:value-type="float" office:value="5.8228995649515">
                <text:p>5.8228995649515</text:p>
              </table:table-cell>
              <table:table-cell office:value-type="float" office:value="6.64069232995838">
                <text:p>6.64069232995838</text:p>
              </table:table-cell>
              <table:table-cell office:value-type="float" office:value="7.4213365180288">
                <text:p>7.4213365180288</text:p>
              </table:table-cell>
              <table:table-cell office:value-type="float" office:value="8.25893946708139">
                <text:p>8.25893946708139</text:p>
              </table:table-cell>
              <table:table-cell office:value-type="float" office:value="9.03726636538743">
                <text:p>9.03726636538743</text:p>
              </table:table-cell>
              <table:table-cell office:value-type="float" office:value="9.82940751092204">
                <text:p>9.82940751092204</text:p>
              </table:table-cell>
              <table:table-cell office:value-type="float" office:value="10.4736741768402">
                <text:p>10.4736741768402</text:p>
              </table:table-cell>
              <table:table-cell office:value-type="float" office:value="11.2430169849238">
                <text:p>11.2430169849238</text:p>
              </table:table-cell>
              <table:table-cell office:value-type="float" office:value="12.0599375842391">
                <text:p>12.0599375842391</text:p>
              </table:table-cell>
              <table:table-cell office:value-type="float" office:value="12.748534754984">
                <text:p>12.748534754984</text:p>
              </table:table-cell>
              <table:table-cell office:value-type="float" office:value="13.6455133375836">
                <text:p>13.6455133375836</text:p>
              </table:table-cell>
              <table:table-cell office:value-type="float" office:value="14.3007203877731">
                <text:p>14.3007203877731</text:p>
              </table:table-cell>
              <table:table-cell office:value-type="float" office:value="14.9459649029194">
                <text:p>14.9459649029194</text:p>
              </table:table-cell>
              <table:table-cell office:value-type="float" office:value="15.6927725306584">
                <text:p>15.6927725306584</text:p>
              </table:table-cell>
              <table:table-cell office:value-type="float" office:value="16.3155390411574">
                <text:p>16.3155390411574</text:p>
              </table:table-cell>
              <table:table-cell office:value-type="float" office:value="17.1835192064755">
                <text:p>17.1835192064755</text:p>
              </table:table-cell>
              <table:table-cell office:value-type="float" office:value="17.7328672700924">
                <text:p>17.7328672700924</text:p>
              </table:table-cell>
              <table:table-cell office:value-type="float" office:value="18.5846337144828">
                <text:p>18.5846337144828</text:p>
              </table:table-cell>
              <table:table-cell office:value-type="float" office:value="18.8340159920481">
                <text:p>18.8340159920481</text:p>
              </table:table-cell>
              <table:table-cell office:value-type="float" office:value="19.7453906855502">
                <text:p>19.7453906855502</text:p>
              </table:table-cell>
              <table:table-cell office:value-type="float" office:value="20.1656566889242">
                <text:p>20.1656566889242</text:p>
              </table:table-cell>
              <table:table-cell office:value-type="float" office:value="20.4527537086161">
                <text:p>20.4527537086161</text:p>
              </table:table-cell>
              <table:table-cell office:value-type="float" office:value="21.3122433610413">
                <text:p>21.3122433610413</text:p>
              </table:table-cell>
              <table:table-cell office:value-type="float" office:value="22.2143519112212">
                <text:p>22.2143519112212</text:p>
              </table:table-cell>
              <table:table-cell office:value-type="float" office:value="22.6632423704197">
                <text:p>22.6632423704197</text:p>
              </table:table-cell>
              <table:table-cell office:value-type="float" office:value="23.240179478012">
                <text:p>23.240179478012</text:p>
              </table:table-cell>
              <table:table-cell office:value-type="float" office:value="23.9298418477362">
                <text:p>23.9298418477362</text:p>
              </table:table-cell>
              <table:table-cell office:value-type="float" office:value="24.3634883875847">
                <text:p>24.3634883875847</text:p>
              </table:table-cell>
              <table:table-cell office:value-type="float" office:value="25.320867351892">
                <text:p>25.320867351892</text:p>
              </table:table-cell>
              <table:table-cell office:value-type="float" office:value="25.0991789673776">
                <text:p>25.0991789673776</text:p>
              </table:table-cell>
              <table:table-cell office:value-type="float" office:value="26.0853744756295">
                <text:p>26.0853744756295</text:p>
              </table:table-cell>
              <table:table-cell office:value-type="float" office:value="26.1979977240491">
                <text:p>26.1979977240491</text:p>
              </table:table-cell>
              <table:table-cell office:value-type="float" office:value="27.2488637314348">
                <text:p>27.2488637314348</text:p>
              </table:table-cell>
              <table:table-cell office:value-type="float" office:value="27.422218498627">
                <text:p>27.422218498627</text:p>
              </table:table-cell>
              <table:table-cell office:value-type="float" office:value="28.0294129066643">
                <text:p>28.0294129066643</text:p>
              </table:table-cell>
              <table:table-cell office:value-type="float" office:value="28.445729792235">
                <text:p>28.445729792235</text:p>
              </table:table-cell>
              <table:table-cell office:value-type="float" office:value="28.3086365964193">
                <text:p>28.3086365964193</text:p>
              </table:table-cell>
              <table:table-cell office:value-type="float" office:value="28.4304658426354">
                <text:p>28.4304658426354</text:p>
              </table:table-cell>
              <table:table-cell office:value-type="float" office:value="29.4376777924614">
                <text:p>29.4376777924614</text:p>
              </table:table-cell>
              <table:table-cell office:value-type="float" office:value="30.346078204743">
                <text:p>30.346078204743</text:p>
              </table:table-cell>
              <table:table-cell office:value-type="float" office:value="29.8098236607643">
                <text:p>29.8098236607643</text:p>
              </table:table-cell>
              <table:table-cell office:value-type="float" office:value="30.0174448747462">
                <text:p>30.0174448747462</text:p>
              </table:table-cell>
              <table:table-cell office:value-type="float" office:value="30.8594903768554">
                <text:p>30.8594903768554</text:p>
              </table:table-cell>
              <table:table-cell office:value-type="float" office:value="31.5280243028016">
                <text:p>31.5280243028016</text:p>
              </table:table-cell>
              <table:table-cell office:value-type="float" office:value="30.6830473573477">
                <text:p>30.6830473573477</text:p>
              </table:table-cell>
              <table:table-cell office:value-type="float" office:value="32.337968311408">
                <text:p>32.337968311408</text:p>
              </table:table-cell>
              <table:table-cell office:value-type="float" office:value="32.1440073211528">
                <text:p>32.1440073211528</text:p>
              </table:table-cell>
              <table:table-cell office:value-type="float" office:value="32.7212969742506">
                <text:p>32.7212969742506</text:p>
              </table:table-cell>
              <table:table-cell office:value-type="float" office:value="32.7742340043588">
                <text:p>32.7742340043588</text:p>
              </table:table-cell>
              <table:table-cell office:value-type="float" office:value="32.6306694036557">
                <text:p>32.6306694036557</text:p>
              </table:table-cell>
              <table:table-cell office:value-type="float" office:value="33.6056635798729">
                <text:p>33.6056635798729</text:p>
              </table:table-cell>
              <table:table-cell office:value-type="float" office:value="33.4766405863097">
                <text:p>33.4766405863097</text:p>
              </table:table-cell>
              <table:table-cell office:value-type="float" office:value="34.0902786720188">
                <text:p>34.0902786720188</text:p>
              </table:table-cell>
              <table:table-cell office:value-type="float" office:value="34.3885434497984">
                <text:p>34.3885434497984</text:p>
              </table:table-cell>
              <table:table-cell office:value-type="float" office:value="32.5630733782146">
                <text:p>32.5630733782146</text:p>
              </table:table-cell>
              <table:table-cell office:value-type="float" office:value="32.4419402805102">
                <text:p>32.4419402805102</text:p>
              </table:table-cell>
              <table:table-cell office:value-type="float" office:value="34.4520571256856">
                <text:p>34.4520571256856</text:p>
              </table:table-cell>
              <table:table-cell office:value-type="float" office:value="33.0273554912722">
                <text:p>33.0273554912722</text:p>
              </table:table-cell>
              <table:table-cell office:value-type="float" office:value="34.4617412847252">
                <text:p>34.4617412847252</text:p>
              </table:table-cell>
              <table:table-cell office:value-type="float" office:value="34.2545705975949">
                <text:p>34.2545705975949</text:p>
              </table:table-cell>
              <table:table-cell office:value-type="float" office:value="35.423402840595">
                <text:p>35.423402840595</text:p>
              </table:table-cell>
              <table:table-cell office:value-type="float" office:value="34.227042138338">
                <text:p>34.227042138338</text:p>
              </table:table-cell>
              <table:table-cell office:value-type="float" office:value="34.1688347691813">
                <text:p>34.1688347691813</text:p>
              </table:table-cell>
              <table:table-cell office:value-type="float" office:value="35.0529632012193">
                <text:p>35.0529632012193</text:p>
              </table:table-cell>
              <table:table-cell office:value-type="float" office:value="34.528981082617">
                <text:p>34.528981082617</text:p>
              </table:table-cell>
              <table:table-cell office:value-type="float" office:value="34.1063680509074">
                <text:p>34.1063680509074</text:p>
              </table:table-cell>
              <table:table-cell office:value-type="float" office:value="34.4229610907077">
                <text:p>34.4229610907077</text:p>
              </table:table-cell>
              <table:table-cell office:value-type="float" office:value="34.9643380797528">
                <text:p>34.9643380797528</text:p>
              </table:table-cell>
              <table:table-cell office:value-type="float" office:value="33.8437916670416">
                <text:p>33.8437916670416</text:p>
              </table:table-cell>
              <table:table-cell office:value-type="float" office:value="35.2611821820698">
                <text:p>35.2611821820698</text:p>
              </table:table-cell>
              <table:table-cell office:value-type="float" office:value="35.1596862080664">
                <text:p>35.1596862080664</text:p>
              </table:table-cell>
              <table:table-cell office:value-type="float" office:value="34.8608969321584">
                <text:p>34.8608969321584</text:p>
              </table:table-cell>
              <table:table-cell office:value-type="float" office:value="34.9711452267895">
                <text:p>34.9711452267895</text:p>
              </table:table-cell>
              <table:table-cell office:value-type="float" office:value="34.4703396484781">
                <text:p>34.4703396484781</text:p>
              </table:table-cell>
              <table:table-cell office:value-type="float" office:value="35.0278246493414">
                <text:p>35.0278246493414</text:p>
              </table:table-cell>
              <table:table-cell office:value-type="float" office:value="34.9683289092207">
                <text:p>34.9683289092207</text:p>
              </table:table-cell>
              <table:table-cell office:value-type="float" office:value="35.0819954855804">
                <text:p>35.0819954855804</text:p>
              </table:table-cell>
              <table:table-cell office:value-type="float" office:value="35.5997197341013">
                <text:p>35.5997197341013</text:p>
              </table:table-cell>
              <table:table-cell office:value-type="float" office:value="34.8977962819774">
                <text:p>34.8977962819774</text:p>
              </table:table-cell>
              <table:table-cell office:value-type="float" office:value="35.9462297582623">
                <text:p>35.9462297582623</text:p>
              </table:table-cell>
              <table:table-cell office:value-type="float" office:value="36.2925866193489">
                <text:p>36.2925866193489</text:p>
              </table:table-cell>
              <table:table-cell office:value-type="float" office:value="35.1235320426572">
                <text:p>35.1235320426572</text:p>
              </table:table-cell>
              <table:table-cell office:value-type="float" office:value="34.996026209466">
                <text:p>34.996026209466</text:p>
              </table:table-cell>
              <table:table-cell office:value-type="float" office:value="35.3212407439229">
                <text:p>35.3212407439229</text:p>
              </table:table-cell>
              <table:table-cell office:value-type="float" office:value="36.8288526656476">
                <text:p>36.8288526656476</text:p>
              </table:table-cell>
              <table:table-cell office:value-type="float" office:value="34.1635005768354">
                <text:p>34.1635005768354</text:p>
              </table:table-cell>
              <table:table-cell office:value-type="float" office:value="35.2239203346254">
                <text:p>35.2239203346254</text:p>
              </table:table-cell>
              <table:table-cell office:value-type="float" office:value="35.0972056828777">
                <text:p>35.0972056828777</text:p>
              </table:table-cell>
              <table:table-cell office:value-type="float" office:value="34.9883403965083">
                <text:p>34.9883403965083</text:p>
              </table:table-cell>
              <table:table-cell office:value-type="float" office:value="34.8275124882106">
                <text:p>34.8275124882106</text:p>
              </table:table-cell>
              <table:table-cell office:value-type="float" office:value="35.5592902942001">
                <text:p>35.5592902942001</text:p>
              </table:table-cell>
              <table:table-cell office:value-type="float" office:value="35.096189606628">
                <text:p>35.096189606628</text:p>
              </table:table-cell>
              <table:table-cell office:value-type="float" office:value="33.6164582862964">
                <text:p>33.6164582862964</text:p>
              </table:table-cell>
              <table:table-cell office:value-type="float" office:value="34.4620054200918">
                <text:p>34.4620054200918</text:p>
              </table:table-cell>
              <table:table-cell office:value-type="float" office:value="32.9274418626503">
                <text:p>32.9274418626503</text:p>
              </table:table-cell>
              <table:table-cell office:value-type="float" office:value="33.7048433883674">
                <text:p>33.7048433883674</text:p>
              </table:table-cell>
              <table:table-cell office:value-type="float" office:value="35.2161783441467">
                <text:p>35.2161783441467</text:p>
              </table:table-cell>
              <table:table-cell office:value-type="float" office:value="33.1746764106881">
                <text:p>33.1746764106881</text:p>
              </table:table-cell>
              <table:table-cell office:value-type="float" office:value="34.3572930920286">
                <text:p>34.3572930920286</text:p>
              </table:table-cell>
              <table:table-cell office:value-type="float" office:value="33.9183590099583">
                <text:p>33.9183590099583</text:p>
              </table:table-cell>
              <table:table-cell office:value-type="float" office:value="34.6047202310511">
                <text:p>34.6047202310511</text:p>
              </table:table-cell>
              <table:table-cell office:value-type="float" office:value="33.2402007457481">
                <text:p>33.2402007457481</text:p>
              </table:table-cell>
              <table:table-cell office:value-type="float" office:value="33.3174955144143">
                <text:p>33.3174955144143</text:p>
              </table:table-cell>
              <table:table-cell office:value-type="float" office:value="34.8490357707588">
                <text:p>34.8490357707588</text:p>
              </table:table-cell>
              <table:table-cell office:value-type="float" office:value="33.2710073248133">
                <text:p>33.2710073248133</text:p>
              </table:table-cell>
              <table:table-cell office:value-type="float" office:value="34.7988562358346">
                <text:p>34.7988562358346</text:p>
              </table:table-cell>
              <table:table-cell office:value-type="float" office:value="32.6818499980229">
                <text:p>32.6818499980229</text:p>
              </table:table-cell>
              <table:table-cell office:value-type="float" office:value="32.4953475791358">
                <text:p>32.4953475791358</text:p>
              </table:table-cell>
              <table:table-cell office:value-type="float" office:value="33.8785847504591">
                <text:p>33.8785847504591</text:p>
              </table:table-cell>
              <table:table-cell office:value-type="float" office:value="34.8563031942323">
                <text:p>34.8563031942323</text:p>
              </table:table-cell>
              <table:table-cell office:value-type="float" office:value="36.3852422086664">
                <text:p>36.3852422086664</text:p>
              </table:table-cell>
              <table:table-cell office:value-type="float" office:value="34.4280874200692">
                <text:p>34.4280874200692</text:p>
              </table:table-cell>
              <table:table-cell office:value-type="float" office:value="33.9724695436639">
                <text:p>33.9724695436639</text:p>
              </table:table-cell>
              <table:table-cell office:value-type="float" office:value="35.0288105650326">
                <text:p>35.0288105650326</text:p>
              </table:table-cell>
              <table:table-cell office:value-type="float" office:value="32.9987011221147">
                <text:p>32.9987011221147</text:p>
              </table:table-cell>
              <table:table-cell office:value-type="float" office:value="33.0838713497578">
                <text:p>33.0838713497578</text:p>
              </table:table-cell>
              <table:table-cell office:value-type="float" office:value="33.2382986852134">
                <text:p>33.2382986852134</text:p>
              </table:table-cell>
              <table:table-cell office:value-type="float" office:value="32.4259419490424">
                <text:p>32.4259419490424</text:p>
              </table:table-cell>
              <table:table-cell office:value-type="float" office:value="33.6532303778069">
                <text:p>33.6532303778069</text:p>
              </table:table-cell>
              <table:table-cell office:value-type="float" office:value="31.8944650708629">
                <text:p>31.8944650708629</text:p>
              </table:table-cell>
              <table:table-cell office:value-type="float" office:value="33.2046417202395">
                <text:p>33.2046417202395</text:p>
              </table:table-cell>
              <table:table-cell office:value-type="float" office:value="32.4303473348259">
                <text:p>32.4303473348259</text:p>
              </table:table-cell>
              <table:table-cell office:value-type="float" office:value="31.5827767679786">
                <text:p>31.5827767679786</text:p>
              </table:table-cell>
              <table:table-cell office:value-type="float" office:value="31.7344055228912">
                <text:p>31.7344055228912</text:p>
              </table:table-cell>
              <table:table-cell office:value-type="float" office:value="31.3879514658945">
                <text:p>31.3879514658945</text:p>
              </table:table-cell>
              <table:table-cell office:value-type="float" office:value="32.2827142148785">
                <text:p>32.2827142148785</text:p>
              </table:table-cell>
              <table:table-cell office:value-type="float" office:value="30.6521599138688">
                <text:p>30.6521599138688</text:p>
              </table:table-cell>
              <table:table-cell office:value-type="float" office:value="32.1065379488573">
                <text:p>32.1065379488573</text:p>
              </table:table-cell>
              <table:table-cell office:value-type="float" office:value="30.2988846815315">
                <text:p>30.2988846815315</text:p>
              </table:table-cell>
              <table:table-cell office:value-type="float" office:value="30.1912635546155">
                <text:p>30.1912635546155</text:p>
              </table:table-cell>
              <table:table-cell office:value-type="float" office:value="31.2931020392041">
                <text:p>31.2931020392041</text:p>
              </table:table-cell>
              <table:table-cell office:value-type="float" office:value="31.6158630458307">
                <text:p>31.6158630458307</text:p>
              </table:table-cell>
              <table:table-cell office:value-type="float" office:value="30.9254534321981">
                <text:p>30.9254534321981</text:p>
              </table:table-cell>
              <table:table-cell office:value-type="float" office:value="32.1139419187197">
                <text:p>32.1139419187197</text:p>
              </table:table-cell>
              <table:table-cell office:value-type="float" office:value="30.4162190030029">
                <text:p>30.4162190030029</text:p>
              </table:table-cell>
              <table:table-cell office:value-type="float" office:value="29.8767107202085">
                <text:p>29.8767107202085</text:p>
              </table:table-cell>
              <table:table-cell office:value-type="float" office:value="31.0248218505553">
                <text:p>31.0248218505553</text:p>
              </table:table-cell>
              <table:table-cell office:value-type="float" office:value="29.3059375952394">
                <text:p>29.3059375952394</text:p>
              </table:table-cell>
              <table:table-cell office:value-type="float" office:value="29.5949290346375">
                <text:p>29.5949290346375</text:p>
              </table:table-cell>
              <table:table-cell office:value-type="float" office:value="29.6972639974713">
                <text:p>29.6972639974713</text:p>
              </table:table-cell>
              <table:table-cell office:value-type="float" office:value="30.9992045217247">
                <text:p>30.9992045217247</text:p>
              </table:table-cell>
              <table:table-cell office:value-type="float" office:value="29.6048408767961">
                <text:p>29.6048408767961</text:p>
              </table:table-cell>
              <table:table-cell office:value-type="float" office:value="28.6255685582569">
                <text:p>28.6255685582569</text:p>
              </table:table-cell>
              <table:table-cell office:value-type="float" office:value="28.2096092112321">
                <text:p>28.2096092112321</text:p>
              </table:table-cell>
              <table:table-cell office:value-type="float" office:value="28.7986019625135">
                <text:p>28.7986019625135</text:p>
              </table:table-cell>
              <table:table-cell office:value-type="float" office:value="30.4861984167718">
                <text:p>30.4861984167718</text:p>
              </table:table-cell>
              <table:table-cell office:value-type="float" office:value="30.2652231209267">
                <text:p>30.2652231209267</text:p>
              </table:table-cell>
              <table:table-cell office:value-type="float" office:value="28.3205877818129">
                <text:p>28.3205877818129</text:p>
              </table:table-cell>
              <table:table-cell office:value-type="float" office:value="27.5553612296474">
                <text:p>27.5553612296474</text:p>
              </table:table-cell>
              <table:table-cell office:value-type="float" office:value="29.7838116924">
                <text:p>29.7838116924</text:p>
              </table:table-cell>
              <table:table-cell office:value-type="float" office:value="28.6840536749997">
                <text:p>28.6840536749997</text:p>
              </table:table-cell>
              <table:table-cell office:value-type="float" office:value="27.9332495532747">
                <text:p>27.9332495532747</text:p>
              </table:table-cell>
              <table:table-cell office:value-type="float" office:value="27.6521608778701">
                <text:p>27.6521608778701</text:p>
              </table:table-cell>
              <table:table-cell office:value-type="float" office:value="26.3703515614062">
                <text:p>26.3703515614062</text:p>
              </table:table-cell>
              <table:table-cell office:value-type="float" office:value="28.657977119928">
                <text:p>28.657977119928</text:p>
              </table:table-cell>
              <table:table-cell office:value-type="float" office:value="27.0893212178672">
                <text:p>27.0893212178672</text:p>
              </table:table-cell>
              <table:table-cell office:value-type="float" office:value="27.8940723364647">
                <text:p>27.8940723364647</text:p>
              </table:table-cell>
              <table:table-cell office:value-type="float" office:value="28.1990234692645">
                <text:p>28.1990234692645</text:p>
              </table:table-cell>
              <table:table-cell office:value-type="float" office:value="27.1406029129308">
                <text:p>27.1406029129308</text:p>
              </table:table-cell>
              <table:table-cell office:value-type="float" office:value="26.5074583000732">
                <text:p>26.5074583000732</text:p>
              </table:table-cell>
              <table:table-cell office:value-type="float" office:value="27.7417848002254">
                <text:p>27.7417848002254</text:p>
              </table:table-cell>
              <table:table-cell office:value-type="float" office:value="26.6698469618283">
                <text:p>26.6698469618283</text:p>
              </table:table-cell>
              <table:table-cell office:value-type="float" office:value="27.8228698230113">
                <text:p>27.8228698230113</text:p>
              </table:table-cell>
              <table:table-cell office:value-type="float" office:value="27.3392709564314">
                <text:p>27.3392709564314</text:p>
              </table:table-cell>
              <table:table-cell office:value-type="float" office:value="25.8020102214607">
                <text:p>25.8020102214607</text:p>
              </table:table-cell>
              <table:table-cell office:value-type="float" office:value="26.3944732632371">
                <text:p>26.3944732632371</text:p>
              </table:table-cell>
              <table:table-cell office:value-type="float" office:value="24.9631727378407">
                <text:p>24.9631727378407</text:p>
              </table:table-cell>
              <table:table-cell office:value-type="float" office:value="24.6671690576425">
                <text:p>24.6671690576425</text:p>
              </table:table-cell>
              <table:table-cell office:value-type="float" office:value="25.5076137104534">
                <text:p>25.5076137104534</text:p>
              </table:table-cell>
              <table:table-cell office:value-type="float" office:value="26.5534984463095">
                <text:p>26.5534984463095</text:p>
              </table:table-cell>
              <table:table-cell office:value-type="float" office:value="26.1865848041886">
                <text:p>26.1865848041886</text:p>
              </table:table-cell>
              <table:table-cell office:value-type="float" office:value="26.5411319311541">
                <text:p>26.5411319311541</text:p>
              </table:table-cell>
              <table:table-cell office:value-type="float" office:value="25.5910935811438">
                <text:p>25.5910935811438</text:p>
              </table:table-cell>
              <table:table-cell office:value-type="float" office:value="25.5595566221648">
                <text:p>25.5595566221648</text:p>
              </table:table-cell>
              <table:table-cell office:value-type="float" office:value="25.5432671289267">
                <text:p>25.5432671289267</text:p>
              </table:table-cell>
              <table:table-cell office:value-type="float" office:value="26.5996222181666">
                <text:p>26.5996222181666</text:p>
              </table:table-cell>
              <table:table-cell office:value-type="float" office:value="26.9881885704864">
                <text:p>26.9881885704864</text:p>
              </table:table-cell>
              <table:table-cell office:value-type="float" office:value="25.3455994428413">
                <text:p>25.3455994428413</text:p>
              </table:table-cell>
              <table:table-cell office:value-type="float" office:value="23.5726460378937">
                <text:p>23.5726460378937</text:p>
              </table:table-cell>
              <table:table-cell office:value-type="float" office:value="24.996965354717">
                <text:p>24.996965354717</text:p>
              </table:table-cell>
              <table:table-cell office:value-type="float" office:value="24.9450094291843">
                <text:p>24.9450094291843</text:p>
              </table:table-cell>
              <table:table-cell office:value-type="float" office:value="24.6951673466364">
                <text:p>24.6951673466364</text:p>
              </table:table-cell>
              <table:table-cell office:value-type="float" office:value="25.3266040891974">
                <text:p>25.3266040891974</text:p>
              </table:table-cell>
              <table:table-cell office:value-type="float" office:value="24.8209622420555">
                <text:p>24.8209622420555</text:p>
              </table:table-cell>
              <table:table-cell office:value-type="float" office:value="24.569675185904">
                <text:p>24.569675185904</text:p>
              </table:table-cell>
              <table:table-cell office:value-type="float" office:value="24.0723354195012">
                <text:p>24.0723354195012</text:p>
              </table:table-cell>
              <table:table-cell office:value-type="float" office:value="25.3155928459444">
                <text:p>25.3155928459444</text:p>
              </table:table-cell>
              <table:table-cell office:value-type="float" office:value="24.3855999037169">
                <text:p>24.3855999037169</text:p>
              </table:table-cell>
              <table:table-cell office:value-type="float" office:value="24.3383911370893">
                <text:p>24.3383911370893</text:p>
              </table:table-cell>
              <table:table-cell office:value-type="float" office:value="23.9827496554778">
                <text:p>23.9827496554778</text:p>
              </table:table-cell>
              <table:table-cell office:value-type="float" office:value="24.570298847252">
                <text:p>24.570298847252</text:p>
              </table:table-cell>
              <table:table-cell office:value-type="float" office:value="24.8973059696559">
                <text:p>24.8973059696559</text:p>
              </table:table-cell>
              <table:table-cell office:value-type="float" office:value="24.4604483028197">
                <text:p>24.4604483028197</text:p>
              </table:table-cell>
              <table:table-cell office:value-type="float" office:value="24.3109156048329">
                <text:p>24.3109156048329</text:p>
              </table:table-cell>
              <table:table-cell office:value-type="float" office:value="24.1594687967667">
                <text:p>24.1594687967667</text:p>
              </table:table-cell>
              <table:table-cell office:value-type="float" office:value="23.8102358208484">
                <text:p>23.8102358208484</text:p>
              </table:table-cell>
              <table:table-cell office:value-type="float" office:value="22.8143647378359">
                <text:p>22.8143647378359</text:p>
              </table:table-cell>
              <table:table-cell office:value-type="float" office:value="22.9741059273004">
                <text:p>22.9741059273004</text:p>
              </table:table-cell>
              <table:table-cell office:value-type="float" office:value="25.360968635266">
                <text:p>25.360968635266</text:p>
              </table:table-cell>
              <table:table-cell office:value-type="float" office:value="23.3499272497603">
                <text:p>23.3499272497603</text:p>
              </table:table-cell>
              <table:table-cell office:value-type="float" office:value="22.5879557178863">
                <text:p>22.5879557178863</text:p>
              </table:table-cell>
              <table:table-cell office:value-type="float" office:value="23.9047069068348">
                <text:p>23.9047069068348</text:p>
              </table:table-cell>
              <table:table-cell office:value-type="float" office:value="22.4279841530986">
                <text:p>22.4279841530986</text:p>
              </table:table-cell>
              <table:table-cell office:value-type="float" office:value="23.7280825879969">
                <text:p>23.7280825879969</text:p>
              </table:table-cell>
              <table:table-cell office:value-type="float" office:value="22.806067298484">
                <text:p>22.806067298484</text:p>
              </table:table-cell>
              <table:table-cell office:value-type="float" office:value="23.0545096556354">
                <text:p>23.0545096556354</text:p>
              </table:table-cell>
              <table:table-cell office:value-type="float" office:value="23.2838738310641">
                <text:p>23.2838738310641</text:p>
              </table:table-cell>
              <table:table-cell office:value-type="float" office:value="22.2663780506288">
                <text:p>22.2663780506288</text:p>
              </table:table-cell>
              <table:table-cell office:value-type="float" office:value="22.536774798011">
                <text:p>22.536774798011</text:p>
              </table:table-cell>
              <table:table-cell office:value-type="float" office:value="22.9044820149493">
                <text:p>22.9044820149493</text:p>
              </table:table-cell>
              <table:table-cell office:value-type="float" office:value="21.6568606762106">
                <text:p>21.6568606762106</text:p>
              </table:table-cell>
              <table:table-cell office:value-type="float" office:value="22.4313224219159">
                <text:p>22.4313224219159</text:p>
              </table:table-cell>
              <table:table-cell office:value-type="float" office:value="22.000653112407">
                <text:p>22.000653112407</text:p>
              </table:table-cell>
              <table:table-cell office:value-type="float" office:value="22.4481123027213">
                <text:p>22.4481123027213</text:p>
              </table:table-cell>
              <table:table-cell office:value-type="float" office:value="23.7304576008476">
                <text:p>23.7304576008476</text:p>
              </table:table-cell>
              <table:table-cell office:value-type="float" office:value="22.0509074620578">
                <text:p>22.0509074620578</text:p>
              </table:table-cell>
              <table:table-cell office:value-type="float" office:value="22.1041852781545">
                <text:p>22.1041852781545</text:p>
              </table:table-cell>
              <table:table-cell office:value-type="float" office:value="22.4353876058475">
                <text:p>22.4353876058475</text:p>
              </table:table-cell>
              <table:table-cell office:value-type="float" office:value="22.1239572929938">
                <text:p>22.1239572929938</text:p>
              </table:table-cell>
              <table:table-cell office:value-type="float" office:value="22.104910732272">
                <text:p>22.104910732272</text:p>
              </table:table-cell>
              <table:table-cell office:value-type="float" office:value="22.0405699767049">
                <text:p>22.0405699767049</text:p>
              </table:table-cell>
              <table:table-cell office:value-type="float" office:value="22.9222517611722">
                <text:p>22.9222517611722</text:p>
              </table:table-cell>
              <table:table-cell office:value-type="float" office:value="21.4340435293009">
                <text:p>21.4340435293009</text:p>
              </table:table-cell>
              <table:table-cell office:value-type="float" office:value="21.692574282441">
                <text:p>21.692574282441</text:p>
              </table:table-cell>
              <table:table-cell office:value-type="float" office:value="22.2343004759119">
                <text:p>22.2343004759119</text:p>
              </table:table-cell>
              <table:table-cell office:value-type="float" office:value="22.7046812682879">
                <text:p>22.7046812682879</text:p>
              </table:table-cell>
              <table:table-cell office:value-type="float" office:value="21.4879156952084">
                <text:p>21.4879156952084</text:p>
              </table:table-cell>
              <table:table-cell office:value-type="float" office:value="21.9719747192749">
                <text:p>21.9719747192749</text:p>
              </table:table-cell>
              <table:table-cell office:value-type="float" office:value="21.5746097527593">
                <text:p>21.5746097527593</text:p>
              </table:table-cell>
              <table:table-cell office:value-type="float" office:value="21.8140750420339">
                <text:p>21.8140750420339</text:p>
              </table:table-cell>
              <table:table-cell office:value-type="float" office:value="21.756505968908">
                <text:p>21.756505968908</text:p>
              </table:table-cell>
              <table:table-cell office:value-type="float" office:value="21.5877973297655">
                <text:p>21.5877973297655</text:p>
              </table:table-cell>
              <table:table-cell office:value-type="float" office:value="21.581567416055">
                <text:p>21.581567416055</text:p>
              </table:table-cell>
              <table:table-cell office:value-type="float" office:value="22.2567400455248">
                <text:p>22.2567400455248</text:p>
              </table:table-cell>
            </table:table-row>
            <table:table-row>
              <table:table-cell office:value-type="string">
                <text:p>uts_omp_cilk</text:p>
              </table:table-cell>
              <table:table-cell office:value-type="float" office:value="0.963914735090042">
                <text:p>0.963914735090042</text:p>
              </table:table-cell>
              <table:table-cell office:value-type="float" office:value="1.9170890874051">
                <text:p>1.9170890874051</text:p>
              </table:table-cell>
              <table:table-cell office:value-type="float" office:value="2.86654897964333">
                <text:p>2.86654897964333</text:p>
              </table:table-cell>
              <table:table-cell office:value-type="float" office:value="3.80806385919745">
                <text:p>3.80806385919745</text:p>
              </table:table-cell>
              <table:table-cell office:value-type="float" office:value="4.72032286630007">
                <text:p>4.72032286630007</text:p>
              </table:table-cell>
              <table:table-cell office:value-type="float" office:value="5.61239614676204">
                <text:p>5.61239614676204</text:p>
              </table:table-cell>
              <table:table-cell office:value-type="float" office:value="6.55659212722444">
                <text:p>6.55659212722444</text:p>
              </table:table-cell>
              <table:table-cell office:value-type="float" office:value="7.46103305082141">
                <text:p>7.46103305082141</text:p>
              </table:table-cell>
              <table:table-cell office:value-type="float" office:value="8.36255091800794">
                <text:p>8.36255091800794</text:p>
              </table:table-cell>
              <table:table-cell office:value-type="float" office:value="8.93683664989178">
                <text:p>8.93683664989178</text:p>
              </table:table-cell>
              <table:table-cell office:value-type="float" office:value="9.92312374008032">
                <text:p>9.92312374008032</text:p>
              </table:table-cell>
              <table:table-cell office:value-type="float" office:value="10.6067829363284">
                <text:p>10.6067829363284</text:p>
              </table:table-cell>
              <table:table-cell office:value-type="float" office:value="11.2401114755068">
                <text:p>11.2401114755068</text:p>
              </table:table-cell>
              <table:table-cell office:value-type="float" office:value="12.6396726471386">
                <text:p>12.6396726471386</text:p>
              </table:table-cell>
              <table:table-cell office:value-type="float" office:value="13.5204145539868">
                <text:p>13.5204145539868</text:p>
              </table:table-cell>
              <table:table-cell office:value-type="float" office:value="14.0813949524688">
                <text:p>14.0813949524688</text:p>
              </table:table-cell>
              <table:table-cell office:value-type="float" office:value="14.6689619069328">
                <text:p>14.6689619069328</text:p>
              </table:table-cell>
              <table:table-cell office:value-type="float" office:value="14.5504105367432">
                <text:p>14.5504105367432</text:p>
              </table:table-cell>
              <table:table-cell office:value-type="float" office:value="16.4192044241938">
                <text:p>16.4192044241938</text:p>
              </table:table-cell>
              <table:table-cell office:value-type="float" office:value="16.5509683506004">
                <text:p>16.5509683506004</text:p>
              </table:table-cell>
              <table:table-cell office:value-type="float" office:value="17.5751707372371">
                <text:p>17.5751707372371</text:p>
              </table:table-cell>
              <table:table-cell office:value-type="float" office:value="17.781656724975">
                <text:p>17.781656724975</text:p>
              </table:table-cell>
              <table:table-cell office:value-type="float" office:value="18.6186605976867">
                <text:p>18.6186605976867</text:p>
              </table:table-cell>
              <table:table-cell office:value-type="float" office:value="18.2715632322357">
                <text:p>18.2715632322357</text:p>
              </table:table-cell>
              <table:table-cell office:value-type="float" office:value="20.3097721270092">
                <text:p>20.3097721270092</text:p>
              </table:table-cell>
              <table:table-cell office:value-type="float" office:value="20.9722263123106">
                <text:p>20.9722263123106</text:p>
              </table:table-cell>
              <table:table-cell office:value-type="float" office:value="21.4993823925173">
                <text:p>21.4993823925173</text:p>
              </table:table-cell>
              <table:table-cell office:value-type="float" office:value="22.1355753963547">
                <text:p>22.1355753963547</text:p>
              </table:table-cell>
              <table:table-cell office:value-type="float" office:value="22.2248886622913">
                <text:p>22.2248886622913</text:p>
              </table:table-cell>
              <table:table-cell office:value-type="float" office:value="21.4555335107728">
                <text:p>21.4555335107728</text:p>
              </table:table-cell>
              <table:table-cell office:value-type="float" office:value="23.1094814503842">
                <text:p>23.1094814503842</text:p>
              </table:table-cell>
              <table:table-cell office:value-type="float" office:value="24.1196602043442">
                <text:p>24.1196602043442</text:p>
              </table:table-cell>
              <table:table-cell office:value-type="float" office:value="22.4705511592904">
                <text:p>22.4705511592904</text:p>
              </table:table-cell>
              <table:table-cell office:value-type="float" office:value="25.8782667277146">
                <text:p>25.8782667277146</text:p>
              </table:table-cell>
              <table:table-cell office:value-type="float" office:value="25.3912123631154">
                <text:p>25.3912123631154</text:p>
              </table:table-cell>
              <table:table-cell office:value-type="float" office:value="24.0393656073523">
                <text:p>24.0393656073523</text:p>
              </table:table-cell>
              <table:table-cell office:value-type="float" office:value="26.1401112806955">
                <text:p>26.1401112806955</text:p>
              </table:table-cell>
              <table:table-cell office:value-type="float" office:value="25.2840841126213">
                <text:p>25.2840841126213</text:p>
              </table:table-cell>
              <table:table-cell office:value-type="float" office:value="25.3653388476014">
                <text:p>25.3653388476014</text:p>
              </table:table-cell>
              <table:table-cell office:value-type="float" office:value="26.1993468174945">
                <text:p>26.1993468174945</text:p>
              </table:table-cell>
              <table:table-cell office:value-type="float" office:value="26.1900189028767">
                <text:p>26.1900189028767</text:p>
              </table:table-cell>
              <table:table-cell office:value-type="float" office:value="28.4734102750266">
                <text:p>28.4734102750266</text:p>
              </table:table-cell>
              <table:table-cell office:value-type="float" office:value="27.3810827068926">
                <text:p>27.3810827068926</text:p>
              </table:table-cell>
              <table:table-cell office:value-type="float" office:value="26.6766757844557">
                <text:p>26.6766757844557</text:p>
              </table:table-cell>
              <table:table-cell office:value-type="float" office:value="25.2535228984051">
                <text:p>25.2535228984051</text:p>
              </table:table-cell>
              <table:table-cell office:value-type="float" office:value="28.9639090935583">
                <text:p>28.9639090935583</text:p>
              </table:table-cell>
              <table:table-cell office:value-type="float" office:value="30.5505065086684">
                <text:p>30.5505065086684</text:p>
              </table:table-cell>
              <table:table-cell office:value-type="float" office:value="29.5290398959029">
                <text:p>29.5290398959029</text:p>
              </table:table-cell>
              <table:table-cell office:value-type="float" office:value="27.5551487175167">
                <text:p>27.5551487175167</text:p>
              </table:table-cell>
              <table:table-cell office:value-type="float" office:value="29.6025085886119">
                <text:p>29.6025085886119</text:p>
              </table:table-cell>
              <table:table-cell office:value-type="float" office:value="29.5157596900146">
                <text:p>29.5157596900146</text:p>
              </table:table-cell>
              <table:table-cell office:value-type="float" office:value="27.6125860856188">
                <text:p>27.6125860856188</text:p>
              </table:table-cell>
              <table:table-cell office:value-type="float" office:value="28.3411550409778">
                <text:p>28.3411550409778</text:p>
              </table:table-cell>
              <table:table-cell office:value-type="float" office:value="28.8765140328569">
                <text:p>28.8765140328569</text:p>
              </table:table-cell>
              <table:table-cell office:value-type="float" office:value="29.1304676425315">
                <text:p>29.1304676425315</text:p>
              </table:table-cell>
              <table:table-cell office:value-type="float" office:value="27.7497979254752">
                <text:p>27.7497979254752</text:p>
              </table:table-cell>
              <table:table-cell office:value-type="float" office:value="28.2659125796036">
                <text:p>28.2659125796036</text:p>
              </table:table-cell>
              <table:table-cell office:value-type="float" office:value="27.1384153406797">
                <text:p>27.1384153406797</text:p>
              </table:table-cell>
              <table:table-cell office:value-type="float" office:value="26.8675087895221">
                <text:p>26.8675087895221</text:p>
              </table:table-cell>
              <table:table-cell office:value-type="float" office:value="28.7209908491934">
                <text:p>28.7209908491934</text:p>
              </table:table-cell>
              <table:table-cell office:value-type="float" office:value="28.7292128633145">
                <text:p>28.7292128633145</text:p>
              </table:table-cell>
              <table:table-cell office:value-type="float" office:value="33.4030726814231">
                <text:p>33.4030726814231</text:p>
              </table:table-cell>
              <table:table-cell office:value-type="float" office:value="32.318715080818">
                <text:p>32.318715080818</text:p>
              </table:table-cell>
              <table:table-cell office:value-type="float" office:value="30.2260844285792">
                <text:p>30.2260844285792</text:p>
              </table:table-cell>
              <table:table-cell office:value-type="float" office:value="32.6961998183064">
                <text:p>32.6961998183064</text:p>
              </table:table-cell>
              <table:table-cell office:value-type="float" office:value="34.0156932264821">
                <text:p>34.0156932264821</text:p>
              </table:table-cell>
              <table:table-cell office:value-type="float" office:value="33.5078629580356">
                <text:p>33.5078629580356</text:p>
              </table:table-cell>
              <table:table-cell office:value-type="float" office:value="34.080527311541">
                <text:p>34.080527311541</text:p>
              </table:table-cell>
              <table:table-cell office:value-type="float" office:value="33.4698968223916">
                <text:p>33.4698968223916</text:p>
              </table:table-cell>
              <table:table-cell office:value-type="float" office:value="32.3226493133178">
                <text:p>32.3226493133178</text:p>
              </table:table-cell>
              <table:table-cell office:value-type="float" office:value="32.6245981149676">
                <text:p>32.6245981149676</text:p>
              </table:table-cell>
              <table:table-cell office:value-type="float" office:value="32.9957798507229">
                <text:p>32.9957798507229</text:p>
              </table:table-cell>
              <table:table-cell office:value-type="float" office:value="33.3408121634503">
                <text:p>33.3408121634503</text:p>
              </table:table-cell>
              <table:table-cell office:value-type="float" office:value="33.7192903477918">
                <text:p>33.7192903477918</text:p>
              </table:table-cell>
              <table:table-cell office:value-type="float" office:value="32.8433837414921">
                <text:p>32.8433837414921</text:p>
              </table:table-cell>
              <table:table-cell office:value-type="float" office:value="31.5025022683912">
                <text:p>31.5025022683912</text:p>
              </table:table-cell>
              <table:table-cell office:value-type="float" office:value="32.5784156185185">
                <text:p>32.5784156185185</text:p>
              </table:table-cell>
              <table:table-cell office:value-type="float" office:value="32.6760966902317">
                <text:p>32.6760966902317</text:p>
              </table:table-cell>
              <table:table-cell office:value-type="float" office:value="29.8107159839109">
                <text:p>29.8107159839109</text:p>
              </table:table-cell>
              <table:table-cell office:value-type="float" office:value="31.731111588697">
                <text:p>31.731111588697</text:p>
              </table:table-cell>
              <table:table-cell office:value-type="float" office:value="33.6526940701237">
                <text:p>33.6526940701237</text:p>
              </table:table-cell>
              <table:table-cell office:value-type="float" office:value="32.7330989036612">
                <text:p>32.7330989036612</text:p>
              </table:table-cell>
              <table:table-cell office:value-type="float" office:value="32.6149954210559">
                <text:p>32.6149954210559</text:p>
              </table:table-cell>
              <table:table-cell office:value-type="float" office:value="31.7776741380598">
                <text:p>31.7776741380598</text:p>
              </table:table-cell>
              <table:table-cell office:value-type="float" office:value="31.5143675019086">
                <text:p>31.5143675019086</text:p>
              </table:table-cell>
              <table:table-cell office:value-type="float" office:value="33.6530760055553">
                <text:p>33.6530760055553</text:p>
              </table:table-cell>
              <table:table-cell office:value-type="float" office:value="30.9704642105073">
                <text:p>30.9704642105073</text:p>
              </table:table-cell>
              <table:table-cell office:value-type="float" office:value="31.7174950852736">
                <text:p>31.7174950852736</text:p>
              </table:table-cell>
              <table:table-cell office:value-type="float" office:value="30.5268498612367">
                <text:p>30.5268498612367</text:p>
              </table:table-cell>
              <table:table-cell office:value-type="float" office:value="31.3075031096121">
                <text:p>31.3075031096121</text:p>
              </table:table-cell>
              <table:table-cell office:value-type="float" office:value="32.4854046108247">
                <text:p>32.4854046108247</text:p>
              </table:table-cell>
              <table:table-cell office:value-type="float" office:value="30.3645138691421">
                <text:p>30.3645138691421</text:p>
              </table:table-cell>
              <table:table-cell office:value-type="float" office:value="31.3435028188155">
                <text:p>31.3435028188155</text:p>
              </table:table-cell>
              <table:table-cell office:value-type="float" office:value="30.7478708567103">
                <text:p>30.7478708567103</text:p>
              </table:table-cell>
              <table:table-cell office:value-type="float" office:value="31.1897915662573">
                <text:p>31.1897915662573</text:p>
              </table:table-cell>
              <table:table-cell office:value-type="float" office:value="31.1021913505519">
                <text:p>31.1021913505519</text:p>
              </table:table-cell>
              <table:table-cell office:value-type="float" office:value="29.9160664747296">
                <text:p>29.9160664747296</text:p>
              </table:table-cell>
              <table:table-cell office:value-type="float" office:value="30.3593361821772">
                <text:p>30.3593361821772</text:p>
              </table:table-cell>
              <table:table-cell office:value-type="float" office:value="30.6015713572591">
                <text:p>30.6015713572591</text:p>
              </table:table-cell>
              <table:table-cell office:value-type="float" office:value="23.2428766799151">
                <text:p>23.2428766799151</text:p>
              </table:table-cell>
              <table:table-cell office:value-type="float" office:value="30.2243083918359">
                <text:p>30.2243083918359</text:p>
              </table:table-cell>
              <table:table-cell office:value-type="float" office:value="31.634797660002">
                <text:p>31.634797660002</text:p>
              </table:table-cell>
              <table:table-cell office:value-type="float" office:value="32.7866139709">
                <text:p>32.7866139709</text:p>
              </table:table-cell>
              <table:table-cell office:value-type="float" office:value="29.6087081891809">
                <text:p>29.6087081891809</text:p>
              </table:table-cell>
              <table:table-cell office:value-type="float" office:value="30.1061967642262">
                <text:p>30.1061967642262</text:p>
              </table:table-cell>
              <table:table-cell office:value-type="float" office:value="29.2018231748342">
                <text:p>29.2018231748342</text:p>
              </table:table-cell>
              <table:table-cell office:value-type="float" office:value="29.7786770357916">
                <text:p>29.7786770357916</text:p>
              </table:table-cell>
              <table:table-cell office:value-type="float" office:value="29.6839836177184">
                <text:p>29.6839836177184</text:p>
              </table:table-cell>
              <table:table-cell office:value-type="float" office:value="29.6029925571903">
                <text:p>29.6029925571903</text:p>
              </table:table-cell>
              <table:table-cell office:value-type="float" office:value="29.4877443837745">
                <text:p>29.4877443837745</text:p>
              </table:table-cell>
              <table:table-cell office:value-type="float" office:value="28.1466174766502">
                <text:p>28.1466174766502</text:p>
              </table:table-cell>
              <table:table-cell office:value-type="float" office:value="27.4623907452596">
                <text:p>27.4623907452596</text:p>
              </table:table-cell>
              <table:table-cell office:value-type="float" office:value="29.3864430904999">
                <text:p>29.3864430904999</text:p>
              </table:table-cell>
              <table:table-cell office:value-type="float" office:value="29.4968978616821">
                <text:p>29.4968978616821</text:p>
              </table:table-cell>
              <table:table-cell office:value-type="float" office:value="30.5384261415461">
                <text:p>30.5384261415461</text:p>
              </table:table-cell>
              <table:table-cell office:value-type="float" office:value="27.3321790137847">
                <text:p>27.3321790137847</text:p>
              </table:table-cell>
              <table:table-cell office:value-type="float" office:value="29.4922363805492">
                <text:p>29.4922363805492</text:p>
              </table:table-cell>
              <table:table-cell office:value-type="float" office:value="24.0338408571197">
                <text:p>24.0338408571197</text:p>
              </table:table-cell>
              <table:table-cell office:value-type="float" office:value="27.9176749119402">
                <text:p>27.9176749119402</text:p>
              </table:table-cell>
              <table:table-cell office:value-type="float" office:value="28.5784023703479">
                <text:p>28.5784023703479</text:p>
              </table:table-cell>
              <table:table-cell office:value-type="float" office:value="27.7791011903597">
                <text:p>27.7791011903597</text:p>
              </table:table-cell>
              <table:table-cell office:value-type="float" office:value="29.3772712706623">
                <text:p>29.3772712706623</text:p>
              </table:table-cell>
              <table:table-cell office:value-type="float" office:value="27.9288172582417">
                <text:p>27.9288172582417</text:p>
              </table:table-cell>
              <table:table-cell office:value-type="float" office:value="27.6042639664742">
                <text:p>27.6042639664742</text:p>
              </table:table-cell>
              <table:table-cell office:value-type="float" office:value="27.9494355453142">
                <text:p>27.9494355453142</text:p>
              </table:table-cell>
              <table:table-cell office:value-type="float" office:value="22.5753022033852">
                <text:p>22.5753022033852</text:p>
              </table:table-cell>
              <table:table-cell office:value-type="float" office:value="26.7371092524734">
                <text:p>26.7371092524734</text:p>
              </table:table-cell>
              <table:table-cell office:value-type="float" office:value="28.8985200167689">
                <text:p>28.8985200167689</text:p>
              </table:table-cell>
              <table:table-cell office:value-type="float" office:value="27.7718013325473">
                <text:p>27.7718013325473</text:p>
              </table:table-cell>
              <table:table-cell office:value-type="float" office:value="28.0364370480247">
                <text:p>28.0364370480247</text:p>
              </table:table-cell>
              <table:table-cell office:value-type="float" office:value="27.3469137208798">
                <text:p>27.3469137208798</text:p>
              </table:table-cell>
              <table:table-cell office:value-type="float" office:value="28.0475839871299">
                <text:p>28.0475839871299</text:p>
              </table:table-cell>
              <table:table-cell office:value-type="float" office:value="26.9408021044287">
                <text:p>26.9408021044287</text:p>
              </table:table-cell>
              <table:table-cell office:value-type="float" office:value="26.2260625591926">
                <text:p>26.2260625591926</text:p>
              </table:table-cell>
              <table:table-cell office:value-type="float" office:value="27.1245483888463">
                <text:p>27.1245483888463</text:p>
              </table:table-cell>
              <table:table-cell office:value-type="float" office:value="27.0911531595165">
                <text:p>27.0911531595165</text:p>
              </table:table-cell>
              <table:table-cell office:value-type="float" office:value="26.0399012200986">
                <text:p>26.0399012200986</text:p>
              </table:table-cell>
              <table:table-cell office:value-type="float" office:value="27.2028088243952">
                <text:p>27.2028088243952</text:p>
              </table:table-cell>
              <table:table-cell office:value-type="float" office:value="23.7238101346019">
                <text:p>23.7238101346019</text:p>
              </table:table-cell>
              <table:table-cell office:value-type="float" office:value="26.0828217918733">
                <text:p>26.0828217918733</text:p>
              </table:table-cell>
              <table:table-cell office:value-type="float" office:value="27.4424087384764">
                <text:p>27.4424087384764</text:p>
              </table:table-cell>
              <table:table-cell office:value-type="float" office:value="26.1657730364438">
                <text:p>26.1657730364438</text:p>
              </table:table-cell>
              <table:table-cell office:value-type="float" office:value="26.433788972935">
                <text:p>26.433788972935</text:p>
              </table:table-cell>
              <table:table-cell office:value-type="float" office:value="24.5189221831083">
                <text:p>24.5189221831083</text:p>
              </table:table-cell>
              <table:table-cell office:value-type="float" office:value="26.8756155346081">
                <text:p>26.8756155346081</text:p>
              </table:table-cell>
              <table:table-cell office:value-type="float" office:value="25.4310312953567">
                <text:p>25.4310312953567</text:p>
              </table:table-cell>
              <table:table-cell office:value-type="float" office:value="26.5461862902741">
                <text:p>26.5461862902741</text:p>
              </table:table-cell>
              <table:table-cell office:value-type="float" office:value="25.8959099220945">
                <text:p>25.8959099220945</text:p>
              </table:table-cell>
              <table:table-cell office:value-type="float" office:value="24.6752382338683">
                <text:p>24.6752382338683</text:p>
              </table:table-cell>
              <table:table-cell office:value-type="float" office:value="25.9747075804717">
                <text:p>25.9747075804717</text:p>
              </table:table-cell>
              <table:table-cell office:value-type="float" office:value="23.6462696082661">
                <text:p>23.6462696082661</text:p>
              </table:table-cell>
              <table:table-cell office:value-type="float" office:value="25.1873777977766">
                <text:p>25.1873777977766</text:p>
              </table:table-cell>
              <table:table-cell office:value-type="float" office:value="23.5199149017386">
                <text:p>23.5199149017386</text:p>
              </table:table-cell>
              <table:table-cell office:value-type="float" office:value="25.7667981182791">
                <text:p>25.7667981182791</text:p>
              </table:table-cell>
              <table:table-cell office:value-type="float" office:value="23.620385721748">
                <text:p>23.620385721748</text:p>
              </table:table-cell>
              <table:table-cell office:value-type="float" office:value="24.8522258143305">
                <text:p>24.8522258143305</text:p>
              </table:table-cell>
              <table:table-cell office:value-type="float" office:value="23.3307975929031">
                <text:p>23.3307975929031</text:p>
              </table:table-cell>
              <table:table-cell office:value-type="float" office:value="19.2132729257951">
                <text:p>19.2132729257951</text:p>
              </table:table-cell>
              <table:table-cell office:value-type="float" office:value="24.8619242281978">
                <text:p>24.8619242281978</text:p>
              </table:table-cell>
              <table:table-cell office:value-type="float" office:value="24.4514510762603">
                <text:p>24.4514510762603</text:p>
              </table:table-cell>
              <table:table-cell office:value-type="float" office:value="20.8944579950842">
                <text:p>20.8944579950842</text:p>
              </table:table-cell>
              <table:table-cell office:value-type="float" office:value="23.9089956798406">
                <text:p>23.9089956798406</text:p>
              </table:table-cell>
              <table:table-cell office:value-type="float" office:value="23.6730140550077">
                <text:p>23.6730140550077</text:p>
              </table:table-cell>
              <table:table-cell office:value-type="float" office:value="23.9802825304441">
                <text:p>23.9802825304441</text:p>
              </table:table-cell>
              <table:table-cell office:value-type="float" office:value="20.7159929274665">
                <text:p>20.7159929274665</text:p>
              </table:table-cell>
              <table:table-cell office:value-type="float" office:value="22.955794687378">
                <text:p>22.955794687378</text:p>
              </table:table-cell>
              <table:table-cell office:value-type="float" office:value="19.8953976762822">
                <text:p>19.8953976762822</text:p>
              </table:table-cell>
              <table:table-cell office:value-type="float" office:value="21.8656779478927">
                <text:p>21.8656779478927</text:p>
              </table:table-cell>
              <table:table-cell office:value-type="float" office:value="23.2833136440926">
                <text:p>23.2833136440926</text:p>
              </table:table-cell>
              <table:table-cell office:value-type="float" office:value="21.401971152327">
                <text:p>21.401971152327</text:p>
              </table:table-cell>
              <table:table-cell office:value-type="float" office:value="23.6997467145756">
                <text:p>23.6997467145756</text:p>
              </table:table-cell>
              <table:table-cell office:value-type="float" office:value="21.7202466292944">
                <text:p>21.7202466292944</text:p>
              </table:table-cell>
              <table:table-cell office:value-type="float" office:value="18.2087568639227">
                <text:p>18.2087568639227</text:p>
              </table:table-cell>
              <table:table-cell office:value-type="float" office:value="18.9635928220405">
                <text:p>18.9635928220405</text:p>
              </table:table-cell>
              <table:table-cell office:value-type="float" office:value="21.3911529547649">
                <text:p>21.3911529547649</text:p>
              </table:table-cell>
              <table:table-cell office:value-type="float" office:value="20.4073643614713">
                <text:p>20.4073643614713</text:p>
              </table:table-cell>
              <table:table-cell office:value-type="float" office:value="20.851199148383">
                <text:p>20.851199148383</text:p>
              </table:table-cell>
              <table:table-cell office:value-type="float" office:value="19.2941297706159">
                <text:p>19.2941297706159</text:p>
              </table:table-cell>
              <table:table-cell office:value-type="float" office:value="20.4966998299924">
                <text:p>20.4966998299924</text:p>
              </table:table-cell>
              <table:table-cell office:value-type="float" office:value="19.9639957396573">
                <text:p>19.9639957396573</text:p>
              </table:table-cell>
              <table:table-cell office:value-type="float" office:value="22.5850680778139">
                <text:p>22.5850680778139</text:p>
              </table:table-cell>
              <table:table-cell office:value-type="float" office:value="18.1423633500542">
                <text:p>18.1423633500542</text:p>
              </table:table-cell>
              <table:table-cell office:value-type="float" office:value="22.666485361282">
                <text:p>22.666485361282</text:p>
              </table:table-cell>
              <table:table-cell office:value-type="float" office:value="19.0941645401529">
                <text:p>19.0941645401529</text:p>
              </table:table-cell>
              <table:table-cell office:value-type="float" office:value="20.211751905706">
                <text:p>20.211751905706</text:p>
              </table:table-cell>
              <table:table-cell office:value-type="float" office:value="20.2572251165316">
                <text:p>20.2572251165316</text:p>
              </table:table-cell>
              <table:table-cell office:value-type="float" office:value="18.2096178843594">
                <text:p>18.2096178843594</text:p>
              </table:table-cell>
              <table:table-cell office:value-type="float" office:value="18.8794176495614">
                <text:p>18.8794176495614</text:p>
              </table:table-cell>
              <table:table-cell office:value-type="float" office:value="19.1252762427885">
                <text:p>19.1252762427885</text:p>
              </table:table-cell>
              <table:table-cell office:value-type="float" office:value="19.6048775669479">
                <text:p>19.6048775669479</text:p>
              </table:table-cell>
              <table:table-cell office:value-type="float" office:value="18.3104151059166">
                <text:p>18.3104151059166</text:p>
              </table:table-cell>
              <table:table-cell office:value-type="float" office:value="18.1071037834785">
                <text:p>18.1071037834785</text:p>
              </table:table-cell>
              <table:table-cell office:value-type="float" office:value="20.6662359683782">
                <text:p>20.6662359683782</text:p>
              </table:table-cell>
              <table:table-cell office:value-type="float" office:value="20.5258816754595">
                <text:p>20.5258816754595</text:p>
              </table:table-cell>
              <table:table-cell office:value-type="float" office:value="17.3858174172465">
                <text:p>17.3858174172465</text:p>
              </table:table-cell>
              <table:table-cell office:value-type="float" office:value="18.7401224995232">
                <text:p>18.7401224995232</text:p>
              </table:table-cell>
              <table:table-cell office:value-type="float" office:value="18.3977784536776">
                <text:p>18.3977784536776</text:p>
              </table:table-cell>
              <table:table-cell office:value-type="float" office:value="19.5522704534535">
                <text:p>19.5522704534535</text:p>
              </table:table-cell>
              <table:table-cell office:value-type="float" office:value="18.1374155894548">
                <text:p>18.1374155894548</text:p>
              </table:table-cell>
              <table:table-cell office:value-type="float" office:value="18.5713576268668">
                <text:p>18.5713576268668</text:p>
              </table:table-cell>
              <table:table-cell office:value-type="float" office:value="19.4726507390237">
                <text:p>19.4726507390237</text:p>
              </table:table-cell>
              <table:table-cell office:value-type="float" office:value="18.1646781375788">
                <text:p>18.1646781375788</text:p>
              </table:table-cell>
              <table:table-cell office:value-type="float" office:value="19.3159806100408">
                <text:p>19.3159806100408</text:p>
              </table:table-cell>
              <table:table-cell office:value-type="float" office:value="17.8534769174697">
                <text:p>17.8534769174697</text:p>
              </table:table-cell>
              <table:table-cell office:value-type="float" office:value="18.4553034367834">
                <text:p>18.4553034367834</text:p>
              </table:table-cell>
              <table:table-cell office:value-type="float" office:value="16.4998856260587">
                <text:p>16.4998856260587</text:p>
              </table:table-cell>
              <table:table-cell office:value-type="float" office:value="16.2539654080011">
                <text:p>16.2539654080011</text:p>
              </table:table-cell>
              <table:table-cell office:value-type="float" office:value="15.598420806592">
                <text:p>15.598420806592</text:p>
              </table:table-cell>
              <table:table-cell office:value-type="float" office:value="17.7163093046192">
                <text:p>17.7163093046192</text:p>
              </table:table-cell>
              <table:table-cell office:value-type="float" office:value="17.0055809573525">
                <text:p>17.0055809573525</text:p>
              </table:table-cell>
              <table:table-cell office:value-type="float" office:value="14.7454784975126">
                <text:p>14.7454784975126</text:p>
              </table:table-cell>
              <table:table-cell office:value-type="float" office:value="15.5099616036285">
                <text:p>15.5099616036285</text:p>
              </table:table-cell>
              <table:table-cell office:value-type="float" office:value="13.4237092479387">
                <text:p>13.4237092479387</text:p>
              </table:table-cell>
              <table:table-cell office:value-type="float" office:value="17.1703159368733">
                <text:p>17.1703159368733</text:p>
              </table:table-cell>
              <table:table-cell office:value-type="float" office:value="17.9987558335986">
                <text:p>17.9987558335986</text:p>
              </table:table-cell>
              <table:table-cell office:value-type="float" office:value="17.2994484203724">
                <text:p>17.2994484203724</text:p>
              </table:table-cell>
              <table:table-cell office:value-type="float" office:value="18.630624859352">
                <text:p>18.630624859352</text:p>
              </table:table-cell>
              <table:table-cell office:value-type="float" office:value="16.4145506307734">
                <text:p>16.4145506307734</text:p>
              </table:table-cell>
              <table:table-cell office:value-type="float" office:value="12.9243966607936">
                <text:p>12.9243966607936</text:p>
              </table:table-cell>
              <table:table-cell office:value-type="float" office:value="16.2957412161056">
                <text:p>16.2957412161056</text:p>
              </table:table-cell>
              <table:table-cell office:value-type="float" office:value="17.0291017272215">
                <text:p>17.0291017272215</text:p>
              </table:table-cell>
              <table:table-cell office:value-type="float" office:value="16.0818085191605">
                <text:p>16.0818085191605</text:p>
              </table:table-cell>
              <table:table-cell office:value-type="float" office:value="15.4674209732104">
                <text:p>15.4674209732104</text:p>
              </table:table-cell>
              <table:table-cell office:value-type="float" office:value="17.4571689394671">
                <text:p>17.4571689394671</text:p>
              </table:table-cell>
              <table:table-cell office:value-type="float" office:value="17.175655768629">
                <text:p>17.175655768629</text:p>
              </table:table-cell>
              <table:table-cell office:value-type="float" office:value="12.8049310833197">
                <text:p>12.8049310833197</text:p>
              </table:table-cell>
              <table:table-cell office:value-type="float" office:value="12.6915883277338">
                <text:p>12.6915883277338</text:p>
              </table:table-cell>
              <table:table-cell office:value-type="float" office:value="17.9834028102324">
                <text:p>17.9834028102324</text:p>
              </table:table-cell>
              <table:table-cell office:value-type="float" office:value="17.0901900024526">
                <text:p>17.0901900024526</text:p>
              </table:table-cell>
              <table:table-cell office:value-type="float" office:value="16.8247852642021">
                <text:p>16.8247852642021</text:p>
              </table:table-cell>
              <table:table-cell office:value-type="float" office:value="17.4331231799907">
                <text:p>17.4331231799907</text:p>
              </table:table-cell>
              <table:table-cell office:value-type="float" office:value="17.9506530992386">
                <text:p>17.9506530992386</text:p>
              </table:table-cell>
              <table:table-cell office:value-type="float" office:value="16.1928528996872">
                <text:p>16.1928528996872</text:p>
              </table:table-cell>
              <table:table-cell office:value-type="float" office:value="16.3766015490702">
                <text:p>16.3766015490702</text:p>
              </table:table-cell>
              <table:table-cell office:value-type="float" office:value="14.5826496548359">
                <text:p>14.5826496548359</text:p>
              </table:table-cell>
              <table:table-cell office:value-type="float" office:value="16.0984027377242">
                <text:p>16.0984027377242</text:p>
              </table:table-cell>
              <table:table-cell office:value-type="float" office:value="14.8623767997523">
                <text:p>14.8623767997523</text:p>
              </table:table-cell>
              <table:table-cell office:value-type="float" office:value="15.2069930114117">
                <text:p>15.2069930114117</text:p>
              </table:table-cell>
              <table:table-cell office:value-type="float" office:value="15.7991649525736">
                <text:p>15.7991649525736</text:p>
              </table:table-cell>
              <table:table-cell office:value-type="float" office:value="12.1114546610591">
                <text:p>12.11145466105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